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bee3" officeooo:paragraph-rsid="001ce7c4"/>
    </style:style>
    <style:style style:name="P2" style:family="paragraph" style:parent-style-name="Standard">
      <style:text-properties officeooo:rsid="001ce7c4" officeooo:paragraph-rsid="001ce7c4"/>
    </style:style>
    <style:style style:name="P3" style:family="paragraph" style:parent-style-name="Standard">
      <style:text-properties fo:font-style="italic" officeooo:rsid="00401c75" officeooo:paragraph-rsid="00401c75" style:font-style-asian="italic" style:font-style-complex="italic"/>
    </style:style>
    <style:style style:name="P4" style:family="paragraph" style:parent-style-name="Standard">
      <style:text-properties officeooo:rsid="001ce7c4" officeooo:paragraph-rsid="00401c75"/>
    </style:style>
    <style:style style:name="P5" style:family="paragraph" style:parent-style-name="Standard" style:list-style-name="L2">
      <style:text-properties officeooo:paragraph-rsid="015a5211"/>
    </style:style>
    <style:style style:name="P6" style:family="paragraph" style:parent-style-name="Standard" style:list-style-name="L2">
      <style:text-properties officeooo:paragraph-rsid="015d7e92"/>
    </style:style>
    <style:style style:name="P7" style:family="paragraph" style:parent-style-name="Standard" style:list-style-name="L2">
      <style:text-properties officeooo:paragraph-rsid="0164da48"/>
    </style:style>
    <style:style style:name="P8" style:family="paragraph" style:parent-style-name="Standard" style:list-style-name="L2">
      <style:text-properties officeooo:paragraph-rsid="0183a2ec"/>
    </style:style>
    <style:style style:name="P9" style:family="paragraph" style:parent-style-name="Standard" style:list-style-name="L2">
      <style:text-properties officeooo:paragraph-rsid="0207c857"/>
    </style:style>
    <style:style style:name="P10" style:family="paragraph" style:parent-style-name="Standard" style:list-style-name="L2">
      <style:text-properties officeooo:paragraph-rsid="02145078"/>
    </style:style>
    <style:style style:name="P11" style:family="paragraph" style:parent-style-name="Standard" style:list-style-name="L2">
      <style:text-properties officeooo:rsid="0047fcae" officeooo:paragraph-rsid="00c046a6"/>
    </style:style>
    <style:style style:name="P12" style:family="paragraph" style:parent-style-name="Standard" style:list-style-name="L2">
      <style:text-properties officeooo:rsid="0047fcae" officeooo:paragraph-rsid="01073478"/>
    </style:style>
    <style:style style:name="P13" style:family="paragraph" style:parent-style-name="Standard" style:list-style-name="L2">
      <style:text-properties officeooo:rsid="0047fcae" officeooo:paragraph-rsid="019af943"/>
    </style:style>
    <style:style style:name="P14" style:family="paragraph" style:parent-style-name="Standard" style:list-style-name="L2">
      <style:text-properties officeooo:rsid="0047fcae" officeooo:paragraph-rsid="01a280dc"/>
    </style:style>
    <style:style style:name="P15" style:family="paragraph" style:parent-style-name="Standard" style:list-style-name="">
      <style:text-properties officeooo:rsid="0047fcae" officeooo:paragraph-rsid="00c1f391"/>
    </style:style>
    <style:style style:name="P16" style:family="paragraph" style:parent-style-name="Standard" style:list-style-name="L2">
      <style:text-properties style:font-name="Liberation Sans" officeooo:rsid="010d8f29" officeooo:paragraph-rsid="010f99a4"/>
    </style:style>
    <style:style style:name="P17" style:family="paragraph" style:parent-style-name="Standard" style:list-style-name="L2">
      <style:text-properties style:font-name="Liberation Sans" officeooo:rsid="010d8f29" officeooo:paragraph-rsid="010d8f29"/>
    </style:style>
    <style:style style:name="P18" style:family="paragraph" style:parent-style-name="Standard" style:list-style-name="L2">
      <style:text-properties officeooo:rsid="00797e08" officeooo:paragraph-rsid="01c9c337"/>
    </style:style>
    <style:style style:name="P19" style:family="paragraph" style:parent-style-name="Standard" style:list-style-name="L2">
      <style:text-properties officeooo:rsid="00797e08" officeooo:paragraph-rsid="01cb77c4"/>
    </style:style>
    <style:style style:name="P20" style:family="paragraph" style:parent-style-name="Standard" style:list-style-name="L2">
      <style:text-properties officeooo:rsid="00797e08" officeooo:paragraph-rsid="01cc6fc0"/>
    </style:style>
    <style:style style:name="P21" style:family="paragraph" style:parent-style-name="Standard" style:list-style-name="L2">
      <style:text-properties officeooo:rsid="00797e08" officeooo:paragraph-rsid="01d3f093"/>
    </style:style>
    <style:style style:name="P22" style:family="paragraph" style:parent-style-name="Standard" style:list-style-name="L2">
      <style:text-properties officeooo:rsid="00797e08" officeooo:paragraph-rsid="01d4b03c"/>
    </style:style>
    <style:style style:name="P23" style:family="paragraph" style:parent-style-name="Standard" style:list-style-name="L2">
      <style:text-properties officeooo:rsid="00797e08" officeooo:paragraph-rsid="01decc53"/>
    </style:style>
    <style:style style:name="P24" style:family="paragraph" style:parent-style-name="Standard" style:list-style-name="L2">
      <style:text-properties officeooo:rsid="00797e08" officeooo:paragraph-rsid="01e0f194"/>
    </style:style>
    <style:style style:name="P25" style:family="paragraph" style:parent-style-name="Standard" style:list-style-name="L2">
      <style:text-properties officeooo:rsid="00797e08" officeooo:paragraph-rsid="026f322e"/>
    </style:style>
    <style:style style:name="P26" style:family="paragraph" style:parent-style-name="Standard" style:list-style-name="L2">
      <style:text-properties officeooo:rsid="00797e08" officeooo:paragraph-rsid="02700ba4"/>
    </style:style>
    <style:style style:name="P27" style:family="paragraph" style:parent-style-name="Standard" style:list-style-name="L2">
      <style:text-properties officeooo:rsid="00797e08" officeooo:paragraph-rsid="027365de"/>
    </style:style>
    <style:style style:name="P28" style:family="paragraph" style:parent-style-name="Standard" style:list-style-name="L2">
      <style:text-properties officeooo:rsid="00797e08" officeooo:paragraph-rsid="028b513b"/>
    </style:style>
    <style:style style:name="P29" style:family="paragraph" style:parent-style-name="Standard" style:list-style-name="L2">
      <style:text-properties officeooo:rsid="00797e08" officeooo:paragraph-rsid="028b7d25"/>
    </style:style>
    <style:style style:name="P30" style:family="paragraph" style:parent-style-name="Standard" style:list-style-name="L2">
      <style:text-properties officeooo:rsid="00797e08" officeooo:paragraph-rsid="02926e1d"/>
    </style:style>
    <style:style style:name="P31" style:family="paragraph" style:parent-style-name="Standard" style:list-style-name="L2">
      <style:text-properties officeooo:rsid="00797e08" officeooo:paragraph-rsid="02932fc6"/>
    </style:style>
    <style:style style:name="P32" style:family="paragraph" style:parent-style-name="Standard" style:list-style-name="L2">
      <style:text-properties officeooo:rsid="00797e08" officeooo:paragraph-rsid="02951064"/>
    </style:style>
    <style:style style:name="P33" style:family="paragraph" style:parent-style-name="Standard" style:list-style-name="L2">
      <style:text-properties officeooo:rsid="00a3095b" officeooo:paragraph-rsid="00f085e2"/>
    </style:style>
    <style:style style:name="P34" style:family="paragraph" style:parent-style-name="Standard" style:list-style-name="L2">
      <style:text-properties officeooo:rsid="00a3095b" officeooo:paragraph-rsid="01e38077"/>
    </style:style>
    <style:style style:name="P35" style:family="paragraph" style:parent-style-name="Standard" style:list-style-name="L2">
      <style:text-properties officeooo:rsid="010d8f29" officeooo:paragraph-rsid="010d8f29"/>
    </style:style>
    <style:style style:name="P36" style:family="paragraph" style:parent-style-name="Standard" style:list-style-name="L2">
      <style:text-properties officeooo:rsid="010d8f29" officeooo:paragraph-rsid="012268f9"/>
    </style:style>
    <style:style style:name="P37" style:family="paragraph" style:parent-style-name="Standard" style:list-style-name="L2">
      <style:text-properties officeooo:rsid="010d8f29" officeooo:paragraph-rsid="02355f17"/>
    </style:style>
    <style:style style:name="P38" style:family="paragraph" style:parent-style-name="Standard" style:list-style-name="L2">
      <style:text-properties officeooo:rsid="010d8f29" officeooo:paragraph-rsid="02433ee4"/>
    </style:style>
    <style:style style:name="P39" style:family="paragraph" style:parent-style-name="Standard" style:list-style-name="L2">
      <style:text-properties officeooo:rsid="010d8f29" officeooo:paragraph-rsid="0257e74c"/>
    </style:style>
    <style:style style:name="P40" style:family="paragraph" style:parent-style-name="Standard" style:list-style-name="L2">
      <style:text-properties officeooo:rsid="012038fa" officeooo:paragraph-rsid="02ae68f0"/>
    </style:style>
    <style:style style:name="P41" style:family="paragraph" style:parent-style-name="Standard" style:list-style-name="L2">
      <style:text-properties officeooo:rsid="00d8ed86" officeooo:paragraph-rsid="00d8ed86"/>
    </style:style>
    <style:style style:name="P42" style:family="paragraph" style:parent-style-name="Standard" style:list-style-name="L2">
      <style:text-properties officeooo:rsid="00e52c0e" officeooo:paragraph-rsid="027365de"/>
    </style:style>
    <style:style style:name="P43" style:family="paragraph" style:parent-style-name="Standard" style:list-style-name="L2">
      <style:text-properties officeooo:rsid="00e52c0e" officeooo:paragraph-rsid="02829524"/>
    </style:style>
    <style:style style:name="P44" style:family="paragraph" style:parent-style-name="Standard" style:list-style-name="L2">
      <style:text-properties officeooo:rsid="00e52c0e" officeooo:paragraph-rsid="028668c9"/>
    </style:style>
    <style:style style:name="P45" style:family="paragraph" style:parent-style-name="Standard" style:list-style-name="L2">
      <style:text-properties officeooo:rsid="00e52c0e" officeooo:paragraph-rsid="028b513b"/>
    </style:style>
    <style:style style:name="P46" style:family="paragraph" style:parent-style-name="Standard" style:list-style-name="L2">
      <style:text-properties officeooo:rsid="00e52c0e" officeooo:paragraph-rsid="028b7d25"/>
    </style:style>
    <style:style style:name="P47" style:family="paragraph" style:parent-style-name="Standard" style:list-style-name="L2">
      <style:text-properties officeooo:rsid="00e52c0e" officeooo:paragraph-rsid="02951064"/>
    </style:style>
    <style:style style:name="P48" style:family="paragraph" style:parent-style-name="Standard" style:list-style-name="L2">
      <style:text-properties style:font-name="Liberation Sans" officeooo:rsid="0047fcae" officeooo:paragraph-rsid="019af943"/>
    </style:style>
    <style:style style:name="P49" style:family="paragraph" style:parent-style-name="Standard" style:list-style-name="L2">
      <style:text-properties style:font-name="Liberation Sans" officeooo:rsid="00797e08" officeooo:paragraph-rsid="01c9c337"/>
    </style:style>
    <style:style style:name="P50" style:family="paragraph" style:parent-style-name="Standard" style:list-style-name="L2">
      <style:text-properties style:font-name="Liberation Sans" officeooo:rsid="00797e08" officeooo:paragraph-rsid="01cb77c4"/>
    </style:style>
    <style:style style:name="P51" style:family="paragraph" style:parent-style-name="Standard" style:list-style-name="L2">
      <style:text-properties style:font-name="Liberation Sans" officeooo:rsid="00797e08" officeooo:paragraph-rsid="01cc6fc0"/>
    </style:style>
    <style:style style:name="P52" style:family="paragraph" style:parent-style-name="Standard" style:list-style-name="L2">
      <style:text-properties style:font-name="Liberation Sans" officeooo:rsid="00a3095b" officeooo:paragraph-rsid="01e38077"/>
    </style:style>
    <style:style style:name="P53" style:family="paragraph" style:parent-style-name="Standard" style:list-style-name="L2">
      <style:text-properties officeooo:rsid="01e38077" officeooo:paragraph-rsid="01e38077"/>
    </style:style>
    <style:style style:name="P54" style:family="paragraph" style:parent-style-name="Standard" style:list-style-name="L2">
      <style:text-properties officeooo:rsid="0296e6f0" officeooo:paragraph-rsid="0296e6f0"/>
    </style:style>
    <style:style style:name="P55" style:family="paragraph" style:parent-style-name="Standard" style:list-style-name="L2">
      <style:paragraph-properties fo:break-before="page"/>
      <style:text-properties officeooo:rsid="0047fcae" officeooo:paragraph-rsid="01c2b55f"/>
    </style:style>
    <style:style style:name="P56" style:family="paragraph" style:parent-style-name="Standard" style:list-style-name="L2">
      <style:paragraph-properties fo:break-before="page"/>
      <style:text-properties officeooo:rsid="0047fcae" officeooo:paragraph-rsid="02519ac0"/>
    </style:style>
    <style:style style:name="P57" style:family="paragraph" style:parent-style-name="Standard" style:list-style-name="L2">
      <style:paragraph-properties fo:break-before="page"/>
      <style:text-properties officeooo:rsid="00797e08" officeooo:paragraph-rsid="00d673c2"/>
    </style:style>
    <style:style style:name="P58" style:family="paragraph" style:parent-style-name="Standard" style:list-style-name="L2">
      <style:paragraph-properties fo:break-before="page"/>
      <style:text-properties officeooo:rsid="00797e08" officeooo:paragraph-rsid="00d10dab"/>
    </style:style>
    <style:style style:name="P59" style:family="paragraph" style:parent-style-name="Standard" style:list-style-name="L2">
      <style:paragraph-properties fo:break-before="page"/>
      <style:text-properties officeooo:rsid="00797e08" officeooo:paragraph-rsid="01c9c337"/>
    </style:style>
    <style:style style:name="P60" style:family="paragraph" style:parent-style-name="Standard" style:list-style-name="L2">
      <style:paragraph-properties fo:break-before="page"/>
      <style:text-properties officeooo:rsid="00797e08" officeooo:paragraph-rsid="01decc53"/>
    </style:style>
    <style:style style:name="P61" style:family="paragraph" style:parent-style-name="Standard" style:list-style-name="L2">
      <style:paragraph-properties fo:break-before="page"/>
      <style:text-properties officeooo:rsid="00797e08" officeooo:paragraph-rsid="01e0f194"/>
    </style:style>
    <style:style style:name="P62" style:family="paragraph" style:parent-style-name="Standard" style:list-style-name="L2">
      <style:paragraph-properties fo:break-before="page"/>
      <style:text-properties officeooo:paragraph-rsid="016ae40c"/>
    </style:style>
    <style:style style:name="P63" style:family="paragraph" style:parent-style-name="Standard" style:list-style-name="L2">
      <style:paragraph-properties fo:break-before="page"/>
      <style:text-properties officeooo:paragraph-rsid="018e684a"/>
    </style:style>
    <style:style style:name="P64" style:family="paragraph" style:parent-style-name="Standard" style:list-style-name="L2">
      <style:paragraph-properties fo:break-before="page"/>
      <style:text-properties officeooo:paragraph-rsid="02145078"/>
    </style:style>
    <style:style style:name="P65" style:family="paragraph" style:parent-style-name="Standard" style:list-style-name="L2">
      <style:paragraph-properties fo:break-before="page"/>
      <style:text-properties officeooo:rsid="010d8f29" officeooo:paragraph-rsid="0257e74c"/>
    </style:style>
    <style:style style:name="P66" style:family="paragraph" style:parent-style-name="Standard" style:list-style-name="L2">
      <style:paragraph-properties fo:break-before="page"/>
      <style:text-properties officeooo:rsid="00e52c0e" officeooo:paragraph-rsid="028b513b"/>
    </style:style>
    <style:style style:name="T1" style:family="text">
      <style:text-properties fo:font-weight="bold" style:font-weight-asian="bold" style:font-weight-complex="bold"/>
    </style:style>
    <style:style style:name="T2" style:family="text">
      <style:text-properties fo:font-weight="bold" officeooo:rsid="001ce7c4" style:font-weight-asian="bold" style:font-weight-complex="bold"/>
    </style:style>
    <style:style style:name="T3" style:family="text">
      <style:text-properties fo:font-weight="bold" officeooo:rsid="001de800" style:font-weight-asian="bold" style:font-weight-complex="bold"/>
    </style:style>
    <style:style style:name="T4" style:family="text">
      <style:text-properties fo:font-weight="bold" officeooo:rsid="007e5a36" style:font-weight-asian="bold" style:font-weight-complex="bold"/>
    </style:style>
    <style:style style:name="T5" style:family="text">
      <style:text-properties fo:font-weight="bold" officeooo:rsid="00b751a3" style:font-weight-asian="bold" style:font-weight-complex="bold"/>
    </style:style>
    <style:style style:name="T6" style:family="text">
      <style:text-properties fo:font-weight="bold" officeooo:rsid="009ee5e9" style:font-weight-asian="bold" style:font-weight-complex="bold"/>
    </style:style>
    <style:style style:name="T7" style:family="text">
      <style:text-properties fo:font-weight="bold" officeooo:rsid="00b77623" style:font-weight-asian="bold" style:font-weight-complex="bold"/>
    </style:style>
    <style:style style:name="T8" style:family="text">
      <style:text-properties fo:font-weight="bold" officeooo:rsid="00be01f9" style:font-weight-asian="bold" style:font-weight-complex="bold"/>
    </style:style>
    <style:style style:name="T9" style:family="text">
      <style:text-properties fo:font-weight="bold" officeooo:rsid="00c1f391" style:font-weight-asian="bold" style:font-weight-complex="bold"/>
    </style:style>
    <style:style style:name="T10" style:family="text">
      <style:text-properties fo:font-weight="bold" officeooo:rsid="00e28ac8" style:font-weight-asian="bold" style:font-weight-complex="bold"/>
    </style:style>
    <style:style style:name="T11" style:family="text">
      <style:text-properties fo:font-weight="bold" officeooo:rsid="00f085e2" style:font-weight-asian="bold" style:font-weight-complex="bold"/>
    </style:style>
    <style:style style:name="T12" style:family="text">
      <style:text-properties fo:font-weight="bold" officeooo:rsid="01073478" style:font-weight-asian="bold" style:font-weight-complex="bold"/>
    </style:style>
    <style:style style:name="T13" style:family="text">
      <style:text-properties fo:font-weight="bold" officeooo:rsid="010fab9b" style:font-weight-asian="bold" style:font-weight-complex="bold"/>
    </style:style>
    <style:style style:name="T14" style:family="text">
      <style:text-properties fo:font-weight="bold" officeooo:rsid="01177cfa" style:font-weight-asian="bold" style:font-weight-complex="bold"/>
    </style:style>
    <style:style style:name="T15" style:family="text">
      <style:text-properties fo:font-weight="bold" officeooo:rsid="006f9c52" style:font-weight-asian="bold" style:font-weight-complex="bold"/>
    </style:style>
    <style:style style:name="T16" style:family="text">
      <style:text-properties fo:font-weight="bold" officeooo:rsid="01cb77c4" style:font-weight-asian="bold" style:font-weight-complex="bold"/>
    </style:style>
    <style:style style:name="T17" style:family="text">
      <style:text-properties fo:font-weight="bold" officeooo:rsid="01e38077" style:font-weight-asian="bold" style:font-weight-complex="bold"/>
    </style:style>
    <style:style style:name="T18" style:family="text">
      <style:text-properties fo:font-weight="bold" officeooo:rsid="0235d21e" style:font-weight-asian="bold" style:font-weight-complex="bold"/>
    </style:style>
    <style:style style:name="T19" style:family="text">
      <style:text-properties officeooo:rsid="001de800"/>
    </style:style>
    <style:style style:name="T20" style:family="text">
      <style:text-properties fo:font-style="italic" style:font-style-asian="italic" style:font-style-complex="italic"/>
    </style:style>
    <style:style style:name="T21" style:family="text">
      <style:text-properties fo:font-style="italic" officeooo:rsid="001de800" style:font-style-asian="italic" style:font-style-complex="italic"/>
    </style:style>
    <style:style style:name="T22" style:family="text">
      <style:text-properties fo:font-style="italic" officeooo:rsid="007e5a36" style:font-style-asian="italic" style:font-style-complex="italic"/>
    </style:style>
    <style:style style:name="T23" style:family="text">
      <style:text-properties fo:font-style="italic" officeooo:rsid="00a25a2e" style:font-style-asian="italic" style:font-style-complex="italic"/>
    </style:style>
    <style:style style:name="T24" style:family="text">
      <style:text-properties fo:font-style="italic" officeooo:rsid="00b751a3" style:font-style-asian="italic" style:font-style-complex="italic"/>
    </style:style>
    <style:style style:name="T25" style:family="text">
      <style:text-properties fo:font-style="italic" officeooo:rsid="00f085e2" style:font-style-asian="italic" style:font-style-complex="italic"/>
    </style:style>
    <style:style style:name="T26" style:family="text">
      <style:text-properties fo:font-style="italic" officeooo:rsid="014f4974" style:font-style-asian="italic" style:font-style-complex="italic"/>
    </style:style>
    <style:style style:name="T27" style:family="text">
      <style:text-properties fo:font-style="italic" officeooo:rsid="015a5211" style:font-style-asian="italic" style:font-style-complex="italic"/>
    </style:style>
    <style:style style:name="T28" style:family="text">
      <style:text-properties fo:font-style="italic" officeooo:rsid="009ee5e9" style:font-style-asian="italic" style:font-style-complex="italic"/>
    </style:style>
    <style:style style:name="T29" style:family="text">
      <style:text-properties fo:font-style="italic" officeooo:rsid="01cb77c4" style:font-style-asian="italic" style:font-style-complex="italic"/>
    </style:style>
    <style:style style:name="T30" style:family="text">
      <style:text-properties fo:font-style="italic" officeooo:rsid="01e38077" style:font-style-asian="italic" style:font-style-complex="italic"/>
    </style:style>
    <style:style style:name="T31" style:family="text">
      <style:text-properties fo:font-style="italic" officeooo:rsid="01f3c3ee" style:font-style-asian="italic" style:font-style-complex="italic"/>
    </style:style>
    <style:style style:name="T32" style:family="text">
      <style:text-properties fo:font-style="italic" officeooo:rsid="01fc6ab7" style:font-style-asian="italic" style:font-style-complex="italic"/>
    </style:style>
    <style:style style:name="T33" style:family="text">
      <style:text-properties fo:font-style="italic" officeooo:rsid="02355f17" style:font-style-asian="italic" style:font-style-complex="italic"/>
    </style:style>
    <style:style style:name="T34" style:family="text">
      <style:text-properties fo:font-style="italic" officeooo:rsid="01177cfa" style:font-style-asian="italic" style:font-style-complex="italic"/>
    </style:style>
    <style:style style:name="T35" style:family="text">
      <style:text-properties fo:font-style="italic" officeooo:rsid="00e28ac8" style:font-style-asian="italic" style:font-style-complex="italic"/>
    </style:style>
    <style:style style:name="T36" style:family="text">
      <style:text-properties fo:font-style="italic" officeooo:rsid="026f322e" style:font-style-asian="italic" style:font-style-complex="italic"/>
    </style:style>
    <style:style style:name="T37" style:family="text">
      <style:text-properties fo:font-style="italic" officeooo:rsid="02700ba4" style:font-style-asian="italic" style:font-style-complex="italic"/>
    </style:style>
    <style:style style:name="T38" style:family="text">
      <style:text-properties fo:font-style="italic" officeooo:rsid="028668c9" style:font-style-asian="italic" style:font-style-complex="italic"/>
    </style:style>
    <style:style style:name="T39" style:family="text">
      <style:text-properties fo:font-style="italic" officeooo:rsid="02a18044" style:font-style-asian="italic" style:font-style-complex="italic"/>
    </style:style>
    <style:style style:name="T40" style:family="text">
      <style:text-properties fo:font-style="italic" fo:font-weight="normal" officeooo:rsid="019af943" style:font-style-asian="italic" style:font-weight-asian="normal" style:font-style-complex="italic" style:font-weight-complex="normal"/>
    </style:style>
    <style:style style:name="T41" style:family="text">
      <style:text-properties fo:font-style="italic" fo:font-weight="normal" officeooo:rsid="019e21c0" style:font-style-asian="italic" style:font-weight-asian="normal" style:font-style-complex="italic" style:font-weight-complex="normal"/>
    </style:style>
    <style:style style:name="T42" style:family="text">
      <style:text-properties fo:font-weight="normal" officeooo:rsid="00b77623" style:font-weight-asian="normal" style:font-weight-complex="normal"/>
    </style:style>
    <style:style style:name="T43" style:family="text">
      <style:text-properties fo:font-weight="normal" officeooo:rsid="019af943" style:font-weight-asian="normal" style:font-weight-complex="normal"/>
    </style:style>
    <style:style style:name="T44" style:family="text">
      <style:text-properties fo:font-weight="normal" officeooo:rsid="019c635e" style:font-weight-asian="normal" style:font-weight-complex="normal"/>
    </style:style>
    <style:style style:name="T45" style:family="text">
      <style:text-properties fo:font-weight="normal" officeooo:rsid="019e21c0" style:font-weight-asian="normal" style:font-weight-complex="normal"/>
    </style:style>
    <style:style style:name="T46" style:family="text">
      <style:text-properties fo:font-weight="normal" officeooo:rsid="019fad6f" style:font-weight-asian="normal" style:font-weight-complex="normal"/>
    </style:style>
    <style:style style:name="T47" style:family="text">
      <style:text-properties fo:font-weight="normal" officeooo:rsid="01a280dc" style:font-weight-asian="normal" style:font-weight-complex="normal"/>
    </style:style>
    <style:style style:name="T48" style:family="text">
      <style:text-properties fo:font-weight="normal" officeooo:rsid="01e38077" style:font-weight-asian="normal" style:font-weight-complex="normal"/>
    </style:style>
    <style:style style:name="T49" style:family="text">
      <style:text-properties fo:font-style="normal" officeooo:rsid="001de800" style:font-style-asian="normal" style:font-style-complex="normal"/>
    </style:style>
    <style:style style:name="T50" style:family="text">
      <style:text-properties fo:font-style="normal" officeooo:rsid="0146e156" style:font-style-asian="normal" style:font-style-complex="normal"/>
    </style:style>
    <style:style style:name="T51" style:family="text">
      <style:text-properties fo:font-style="normal" officeooo:rsid="014f4974" style:font-style-asian="normal" style:font-style-complex="normal"/>
    </style:style>
    <style:style style:name="T52" style:family="text">
      <style:text-properties style:font-name="Liberation Sans"/>
    </style:style>
    <style:style style:name="T53" style:family="text">
      <style:text-properties style:font-name="Liberation Sans" fo:font-weight="normal" officeooo:rsid="00bb6c9c" style:font-weight-asian="normal" style:font-weight-complex="normal"/>
    </style:style>
    <style:style style:name="T54" style:family="text">
      <style:text-properties style:font-name="Liberation Sans" officeooo:rsid="00b751a3"/>
    </style:style>
    <style:style style:name="T55" style:family="text">
      <style:text-properties style:font-name="Liberation Sans" officeooo:rsid="00f085e2"/>
    </style:style>
    <style:style style:name="T56" style:family="text">
      <style:text-properties style:font-name="Liberation Sans" officeooo:rsid="010fab9b"/>
    </style:style>
    <style:style style:name="T57" style:family="text">
      <style:text-properties style:font-name="Liberation Sans" officeooo:rsid="012038fa"/>
    </style:style>
    <style:style style:name="T58" style:family="text">
      <style:text-properties style:font-name="Liberation Sans" officeooo:rsid="01a6c3f2"/>
    </style:style>
    <style:style style:name="T59" style:family="text">
      <style:text-properties style:font-name="Liberation Sans" officeooo:rsid="01be065e"/>
    </style:style>
    <style:style style:name="T60" style:family="text">
      <style:text-properties style:font-name="Liberation Sans" officeooo:rsid="01c0a6a6"/>
    </style:style>
    <style:style style:name="T61" style:family="text">
      <style:text-properties style:font-name="Liberation Sans" officeooo:rsid="01e38077"/>
    </style:style>
    <style:style style:name="T62" style:family="text">
      <style:text-properties fo:color="#006699" style:font-name="Liberation Sans"/>
    </style:style>
    <style:style style:name="T63" style:family="text">
      <style:text-properties fo:color="#006699" style:font-name="Liberation Sans" fo:font-weight="normal" officeooo:rsid="00bb6c9c" style:font-weight-asian="normal" style:font-weight-complex="normal"/>
    </style:style>
    <style:style style:name="T64" style:family="text">
      <style:text-properties fo:color="#006699" style:font-name="Liberation Sans" officeooo:rsid="01be065e"/>
    </style:style>
    <style:style style:name="T65" style:family="text">
      <style:text-properties fo:color="#006699" style:font-name="Liberation Sans" officeooo:rsid="01a6c3f2"/>
    </style:style>
    <style:style style:name="T66" style:family="text">
      <style:text-properties fo:color="#006699" style:font-name="Liberation Sans" officeooo:rsid="00f085e2"/>
    </style:style>
    <style:style style:name="T67" style:family="text">
      <style:text-properties fo:color="#006699" officeooo:rsid="001de800"/>
    </style:style>
    <style:style style:name="T68" style:family="text">
      <style:text-properties fo:color="#006699" style:font-name="Liberation Sans" officeooo:rsid="001de800"/>
    </style:style>
    <style:style style:name="T69" style:family="text">
      <style:text-properties fo:color="#006699" style:font-name="Liberation Sans" officeooo:rsid="009ee5e9"/>
    </style:style>
    <style:style style:name="T70" style:family="text">
      <style:text-properties fo:color="#006699" style:font-name="Liberation Sans" officeooo:rsid="00be01f9"/>
    </style:style>
    <style:style style:name="T71" style:family="text">
      <style:text-properties fo:color="#006699" style:font-name="Liberation Sans" officeooo:rsid="00b751a3"/>
    </style:style>
    <style:style style:name="T72" style:family="text">
      <style:text-properties fo:color="#006699" style:font-name="Liberation Sans" officeooo:rsid="01c2b55f"/>
    </style:style>
    <style:style style:name="T73" style:family="text">
      <style:text-properties fo:color="#006699" style:font-name="Liberation Sans" officeooo:rsid="007e5a36"/>
    </style:style>
    <style:style style:name="T74" style:family="text">
      <style:text-properties fo:color="#006699" style:font-name="Liberation Sans" officeooo:rsid="01cb77c4"/>
    </style:style>
    <style:style style:name="T75" style:family="text">
      <style:text-properties fo:color="#006699" style:font-name="Liberation Sans" officeooo:rsid="01c9c337"/>
    </style:style>
    <style:style style:name="T76" style:family="text">
      <style:text-properties fo:color="#006699" style:font-name="Liberation Sans" officeooo:rsid="010fab9b"/>
    </style:style>
    <style:style style:name="T77" style:family="text">
      <style:text-properties fo:color="#006699" style:font-name="Liberation Serif" fo:font-style="italic" officeooo:rsid="0258de51" style:font-style-asian="italic" style:font-style-complex="italic"/>
    </style:style>
    <style:style style:name="T78" style:family="text">
      <style:text-properties fo:color="#006699" officeooo:rsid="010f99a4"/>
    </style:style>
    <style:style style:name="T79" style:family="text">
      <style:text-properties fo:color="#006699" officeooo:rsid="01cb77c4"/>
    </style:style>
    <style:style style:name="T80" style:family="text">
      <style:text-properties fo:color="#006699" officeooo:rsid="01c9c337"/>
    </style:style>
    <style:style style:name="T81" style:family="text">
      <style:text-properties fo:color="#006699" officeooo:rsid="026f322e"/>
    </style:style>
    <style:style style:name="T82" style:family="text">
      <style:text-properties fo:color="#006699" officeooo:rsid="027365de"/>
    </style:style>
    <style:style style:name="T83" style:family="text">
      <style:text-properties fo:color="#006699" officeooo:rsid="0277b976"/>
    </style:style>
    <style:style style:name="T84" style:family="text">
      <style:text-properties fo:color="#6600cc"/>
    </style:style>
    <style:style style:name="T85" style:family="text">
      <style:text-properties fo:color="#6600cc" style:font-name="Liberation Sans" officeooo:rsid="01a6c3f2"/>
    </style:style>
    <style:style style:name="T86" style:family="text">
      <style:text-properties fo:color="#6600cc" style:font-name="Liberation Sans" officeooo:rsid="01be065e"/>
    </style:style>
    <style:style style:name="T87" style:family="text">
      <style:text-properties fo:color="#6600cc" officeooo:rsid="010f99a4"/>
    </style:style>
    <style:style style:name="T88" style:family="text">
      <style:text-properties fo:color="#6600cc" officeooo:rsid="009ee5e9"/>
    </style:style>
    <style:style style:name="T89" style:family="text">
      <style:text-properties fo:color="#6600cc" officeooo:rsid="0183a2ec"/>
    </style:style>
    <style:style style:name="T90" style:family="text">
      <style:text-properties fo:color="#6600cc" style:font-name="Liberation Sans" officeooo:rsid="009ee5e9"/>
    </style:style>
    <style:style style:name="T91" style:family="text">
      <style:text-properties fo:color="#6600cc" style:font-name="Liberation Sans" officeooo:rsid="018e684a"/>
    </style:style>
    <style:style style:name="T92" style:family="text">
      <style:text-properties fo:color="#6600cc" style:font-name="Liberation Sans" officeooo:rsid="019af943"/>
    </style:style>
    <style:style style:name="T93" style:family="text">
      <style:text-properties fo:color="#6600cc" style:font-name="Liberation Sans" officeooo:rsid="007e5a36"/>
    </style:style>
    <style:style style:name="T94" style:family="text">
      <style:text-properties fo:color="#6600cc" style:font-name="Liberation Sans" officeooo:rsid="02519ac0"/>
    </style:style>
    <style:style style:name="T95" style:family="text">
      <style:text-properties fo:color="#6600cc" fo:font-weight="normal" officeooo:rsid="019af943" style:font-weight-asian="normal" style:font-weight-complex="normal"/>
    </style:style>
    <style:style style:name="T96" style:family="text">
      <style:text-properties fo:color="#6600cc" officeooo:rsid="028b513b"/>
    </style:style>
    <style:style style:name="T97" style:family="text">
      <style:text-properties officeooo:rsid="006f9c52"/>
    </style:style>
    <style:style style:name="T98" style:family="text">
      <style:text-properties officeooo:rsid="007e5a36"/>
    </style:style>
    <style:style style:name="T99" style:family="text">
      <style:text-properties fo:color="#000099" fo:font-weight="bold" style:font-weight-asian="bold" style:font-weight-complex="bold"/>
    </style:style>
    <style:style style:name="T100" style:family="text">
      <style:text-properties fo:color="#000099" fo:font-weight="bold" officeooo:rsid="001de800" style:font-weight-asian="bold" style:font-weight-complex="bold"/>
    </style:style>
    <style:style style:name="T101" style:family="text">
      <style:text-properties fo:color="#000099" fo:font-weight="bold" officeooo:rsid="00b751a3" style:font-weight-asian="bold" style:font-weight-complex="bold"/>
    </style:style>
    <style:style style:name="T102" style:family="text">
      <style:text-properties fo:color="#000099" fo:font-weight="bold" officeooo:rsid="00e28ac8" style:font-weight-asian="bold" style:font-weight-complex="bold"/>
    </style:style>
    <style:style style:name="T103" style:family="text">
      <style:text-properties fo:color="#000099" fo:font-weight="bold" officeooo:rsid="019af943" style:font-weight-asian="bold" style:font-weight-complex="bold"/>
    </style:style>
    <style:style style:name="T104" style:family="text">
      <style:text-properties fo:color="#000099" fo:font-weight="bold" officeooo:rsid="01c9c337" style:font-weight-asian="bold" style:font-weight-complex="bold"/>
    </style:style>
    <style:style style:name="T105" style:family="text">
      <style:text-properties fo:color="#000099" fo:font-weight="bold" officeooo:rsid="01cb77c4" style:font-weight-asian="bold" style:font-weight-complex="bold"/>
    </style:style>
    <style:style style:name="T106" style:family="text">
      <style:text-properties fo:color="#000099" fo:font-weight="bold" officeooo:rsid="01e38077" style:font-weight-asian="bold" style:font-weight-complex="bold"/>
    </style:style>
    <style:style style:name="T107" style:family="text">
      <style:text-properties fo:color="#000099" fo:font-weight="bold" officeooo:rsid="01fc6ab7" style:font-weight-asian="bold" style:font-weight-complex="bold"/>
    </style:style>
    <style:style style:name="T108" style:family="text">
      <style:text-properties fo:color="#000099" fo:font-weight="bold" officeooo:rsid="02355f17" style:font-weight-asian="bold" style:font-weight-complex="bold"/>
    </style:style>
    <style:style style:name="T109" style:family="text">
      <style:text-properties fo:color="#000099" fo:font-weight="bold" officeooo:rsid="026f322e" style:font-weight-asian="bold" style:font-weight-complex="bold"/>
    </style:style>
    <style:style style:name="T110" style:family="text">
      <style:text-properties fo:color="#000099" fo:font-weight="bold" officeooo:rsid="027365de" style:font-weight-asian="bold" style:font-weight-complex="bold"/>
    </style:style>
    <style:style style:name="T111" style:family="text">
      <style:text-properties fo:color="#000099" fo:font-weight="bold" officeooo:rsid="0277b976" style:font-weight-asian="bold" style:font-weight-complex="bold"/>
    </style:style>
    <style:style style:name="T112" style:family="text">
      <style:text-properties fo:color="#000099" fo:font-weight="bold" officeooo:rsid="028b513b" style:font-weight-asian="bold" style:font-weight-complex="bold"/>
    </style:style>
    <style:style style:name="T113" style:family="text">
      <style:text-properties fo:color="#000099" style:font-name="Liberation Sans" fo:font-weight="bold" style:font-weight-asian="bold" style:font-weight-complex="bold"/>
    </style:style>
    <style:style style:name="T114" style:family="text">
      <style:text-properties fo:color="#000099" style:font-name="Liberation Sans" fo:font-weight="bold" officeooo:rsid="00b751a3" style:font-weight-asian="bold" style:font-weight-complex="bold"/>
    </style:style>
    <style:style style:name="T115" style:family="text">
      <style:text-properties fo:color="#000099" style:font-name="Liberation Sans" fo:font-weight="bold" officeooo:rsid="010fab9b" style:font-weight-asian="bold" style:font-weight-complex="bold"/>
    </style:style>
    <style:style style:name="T116" style:family="text">
      <style:text-properties fo:color="#000099" style:font-name="Liberation Sans" fo:font-weight="bold" officeooo:rsid="012038fa" style:font-weight-asian="bold" style:font-weight-complex="bold"/>
    </style:style>
    <style:style style:name="T117" style:family="text">
      <style:text-properties fo:color="#000099" style:font-name="Liberation Sans" fo:font-weight="bold" officeooo:rsid="01be065e" style:font-weight-asian="bold" style:font-weight-complex="bold"/>
    </style:style>
    <style:style style:name="T118" style:family="text">
      <style:text-properties fo:color="#000099" style:font-name="Liberation Sans" fo:font-weight="bold" officeooo:rsid="018f3e6c" style:font-weight-asian="bold" style:font-weight-complex="bold"/>
    </style:style>
    <style:style style:name="T119" style:family="text">
      <style:text-properties fo:color="#000099" style:font-name="Liberation Sans" fo:font-weight="bold" officeooo:rsid="019af943" style:font-weight-asian="bold" style:font-weight-complex="bold"/>
    </style:style>
    <style:style style:name="T120" style:family="text">
      <style:text-properties fo:color="#000099" style:font-name="Liberation Sans" fo:font-weight="bold" officeooo:rsid="00b751a3" style:font-weight-asian="bold" style:font-weight-complex="bold"/>
    </style:style>
    <style:style style:name="T121" style:family="text">
      <style:text-properties fo:color="#000099" style:font-name="Liberation Sans" fo:font-weight="bold" officeooo:rsid="01c9c337" style:font-weight-asian="bold" style:font-weight-complex="bold"/>
    </style:style>
    <style:style style:name="T122" style:family="text">
      <style:text-properties fo:color="#000099" style:font-name="Liberation Sans" fo:font-weight="bold" officeooo:rsid="007e5a36" style:font-weight-asian="bold" style:font-weight-complex="bold"/>
    </style:style>
    <style:style style:name="T123" style:family="text">
      <style:text-properties fo:color="#000099" style:font-name="Liberation Sans" fo:font-weight="bold" officeooo:rsid="01cb77c4" style:font-weight-asian="bold" style:font-weight-complex="bold"/>
    </style:style>
    <style:style style:name="T124" style:family="text">
      <style:text-properties fo:color="#000099" style:font-name="Liberation Sans" fo:font-weight="bold" officeooo:rsid="01cc6fc0" style:font-weight-asian="bold" style:font-weight-complex="bold"/>
    </style:style>
    <style:style style:name="T125" style:family="text">
      <style:text-properties fo:color="#000099" style:font-name="Liberation Sans" fo:font-weight="bold" officeooo:rsid="00f085e2" style:font-weight-asian="bold" style:font-weight-complex="bold"/>
    </style:style>
    <style:style style:name="T126" style:family="text">
      <style:text-properties fo:color="#000099" style:font-name="Liberation Sans" fo:font-weight="bold" officeooo:rsid="01e38077" style:font-weight-asian="bold" style:font-weight-complex="bold"/>
    </style:style>
    <style:style style:name="T127" style:family="text">
      <style:text-properties fo:color="#000099" style:font-name="Liberation Sans" fo:font-weight="bold" officeooo:rsid="010fab9b" style:font-weight-asian="bold" style:font-weight-complex="bold"/>
    </style:style>
    <style:style style:name="T128" style:family="text">
      <style:text-properties fo:color="#000099" style:font-name="Liberation Sans" fo:font-size="12pt" fo:font-weight="bold" officeooo:rsid="01e38077" style:font-size-asian="12pt" style:font-weight-asian="bold" style:font-size-complex="12pt" style:font-weight-complex="bold"/>
    </style:style>
    <style:style style:name="T129" style:family="text">
      <style:text-properties fo:color="#000099" style:font-name="Liberation Serif" fo:font-weight="bold" officeooo:rsid="0257e74c" style:font-weight-asian="bold" style:font-weight-complex="bold"/>
    </style:style>
    <style:style style:name="T130" style:family="text">
      <style:text-properties fo:color="#000099" style:font-name="Liberation Serif" fo:font-weight="bold" officeooo:rsid="025b8d25" style:font-weight-asian="bold" style:font-weight-complex="bold"/>
    </style:style>
    <style:style style:name="T131" style:family="text">
      <style:text-properties fo:color="#000099" fo:font-style="italic" fo:font-weight="bold" officeooo:rsid="01e38077" style:font-style-asian="italic" style:font-weight-asian="bold" style:font-style-complex="italic" style:font-weight-complex="bold"/>
    </style:style>
    <style:style style:name="T132" style:family="text">
      <style:text-properties officeooo:rsid="009ee5e9"/>
    </style:style>
    <style:style style:name="T133" style:family="text">
      <style:text-properties officeooo:rsid="00b751a3"/>
    </style:style>
    <style:style style:name="T134" style:family="text">
      <style:text-properties officeooo:rsid="00be01f9"/>
    </style:style>
    <style:style style:name="T135" style:family="text">
      <style:text-properties fo:color="#990000" officeooo:rsid="0235d21e"/>
    </style:style>
    <style:style style:name="T136" style:family="text">
      <style:text-properties officeooo:rsid="00e28ac8"/>
    </style:style>
    <style:style style:name="T137" style:family="text">
      <style:text-properties officeooo:rsid="00f085e2"/>
    </style:style>
    <style:style style:name="T138" style:family="text">
      <style:text-properties officeooo:rsid="01073478"/>
    </style:style>
    <style:style style:name="T139" style:family="text">
      <style:text-properties officeooo:rsid="010f99a4"/>
    </style:style>
    <style:style style:name="T140" style:family="text">
      <style:text-properties officeooo:rsid="010fab9b"/>
    </style:style>
    <style:style style:name="T141" style:family="text">
      <style:text-properties officeooo:rsid="01177cfa"/>
    </style:style>
    <style:style style:name="T142" style:family="text">
      <style:text-properties fo:color="#006600"/>
    </style:style>
    <style:style style:name="T143" style:family="text">
      <style:text-properties fo:color="#006600" style:font-name="Liberation Sans"/>
    </style:style>
    <style:style style:name="T144" style:family="text">
      <style:text-properties fo:color="#006600" style:font-name="Liberation Sans" officeooo:rsid="012038fa"/>
    </style:style>
    <style:style style:name="T145" style:family="text">
      <style:text-properties fo:color="#006600" style:font-name="Liberation Sans" officeooo:rsid="01327aac"/>
    </style:style>
    <style:style style:name="T146" style:family="text">
      <style:text-properties fo:color="#006600" style:font-name="Liberation Sans" officeooo:rsid="013f2623"/>
    </style:style>
    <style:style style:name="T147" style:family="text">
      <style:text-properties fo:color="#006600" style:font-name="Liberation Sans" officeooo:rsid="013f4e9b"/>
    </style:style>
    <style:style style:name="T148" style:family="text">
      <style:text-properties fo:color="#006600" style:font-name="Liberation Sans" officeooo:rsid="01414232"/>
    </style:style>
    <style:style style:name="T149" style:family="text">
      <style:text-properties fo:color="#006600" style:font-name="Liberation Sans" officeooo:rsid="01a6c3f2"/>
    </style:style>
    <style:style style:name="T150" style:family="text">
      <style:text-properties fo:color="#006600" style:font-name="Liberation Sans" officeooo:rsid="01be065e"/>
    </style:style>
    <style:style style:name="T151" style:family="text">
      <style:text-properties fo:color="#006600" style:font-name="Liberation Sans" officeooo:rsid="022cab05"/>
    </style:style>
    <style:style style:name="T152" style:family="text">
      <style:text-properties fo:color="#006600" style:font-name="Liberation Sans" fo:font-style="italic" officeooo:rsid="022cab05" style:font-style-asian="italic" style:font-style-complex="italic"/>
    </style:style>
    <style:style style:name="T153" style:family="text">
      <style:text-properties fo:color="#006600" style:font-name="Liberation Sans" officeooo:rsid="01479317"/>
    </style:style>
    <style:style style:name="T154" style:family="text">
      <style:text-properties fo:color="#006600" style:font-name="Liberation Sans" officeooo:rsid="001de800"/>
    </style:style>
    <style:style style:name="T155" style:family="text">
      <style:text-properties fo:color="#006600" style:font-name="Liberation Sans" officeooo:rsid="01c9c337"/>
    </style:style>
    <style:style style:name="T156" style:family="text">
      <style:text-properties fo:color="#006600" style:font-name="Liberation Sans" officeooo:rsid="01554ece"/>
    </style:style>
    <style:style style:name="T157" style:family="text">
      <style:text-properties fo:color="#006600" style:font-name="Liberation Sans" officeooo:rsid="01e38077"/>
    </style:style>
    <style:style style:name="T158" style:family="text">
      <style:text-properties fo:color="#006600" style:font-name="Liberation Sans" fo:font-size="12pt" officeooo:rsid="01ffd41d" style:font-size-asian="12pt" style:font-size-complex="12pt"/>
    </style:style>
    <style:style style:name="T159" style:family="text">
      <style:text-properties fo:color="#006600" style:font-name="Liberation Sans" fo:font-size="12pt" officeooo:rsid="020c5b10" style:font-size-asian="12pt" style:font-size-complex="12pt"/>
    </style:style>
    <style:style style:name="T160" style:family="text">
      <style:text-properties fo:color="#006600" style:font-name="Liberation Sans" fo:font-style="italic" officeooo:rsid="01e38077" style:font-style-asian="italic" style:font-style-complex="italic"/>
    </style:style>
    <style:style style:name="T161" style:family="text">
      <style:text-properties fo:color="#006600" style:font-name="Liberation Sans" officeooo:rsid="010fab9b"/>
    </style:style>
    <style:style style:name="T162" style:family="text">
      <style:text-properties fo:color="#006600" fo:font-weight="normal" officeooo:rsid="019af943" style:font-weight-asian="normal" style:font-weight-complex="normal"/>
    </style:style>
    <style:style style:name="T163" style:family="text">
      <style:text-properties fo:color="#006600" fo:font-weight="normal" officeooo:rsid="019deee4" style:font-weight-asian="normal" style:font-weight-complex="normal"/>
    </style:style>
    <style:style style:name="T164" style:family="text">
      <style:text-properties fo:color="#006600" fo:font-weight="normal" officeooo:rsid="01a4b3a0" style:font-weight-asian="normal" style:font-weight-complex="normal"/>
    </style:style>
    <style:style style:name="T165" style:family="text">
      <style:text-properties fo:color="#006600" fo:font-weight="normal" officeooo:rsid="01c442d3" style:font-weight-asian="normal" style:font-weight-complex="normal"/>
    </style:style>
    <style:style style:name="T166" style:family="text">
      <style:text-properties fo:color="#006600" officeooo:rsid="026f322e"/>
    </style:style>
    <style:style style:name="T167" style:family="text">
      <style:text-properties fo:color="#006600" fo:font-style="italic" officeooo:rsid="026f322e" style:font-style-asian="italic" style:font-style-complex="italic"/>
    </style:style>
    <style:style style:name="T168" style:family="text">
      <style:text-properties fo:color="#006600" officeooo:rsid="026f5b3c"/>
    </style:style>
    <style:style style:name="T169" style:family="text">
      <style:text-properties fo:color="#006600" officeooo:rsid="027365de"/>
    </style:style>
    <style:style style:name="T170" style:family="text">
      <style:text-properties fo:color="#006600" officeooo:rsid="02932fc6"/>
    </style:style>
    <style:style style:name="T171" style:family="text">
      <style:text-properties fo:color="#006600" officeooo:rsid="02980464"/>
    </style:style>
    <style:style style:name="T172" style:family="text">
      <style:text-properties fo:color="#006600" officeooo:rsid="0298e671"/>
    </style:style>
    <style:style style:name="T173" style:family="text">
      <style:text-properties fo:color="#006600" officeooo:rsid="029a4c88"/>
    </style:style>
    <style:style style:name="T174" style:family="text">
      <style:text-properties fo:color="#006600" officeooo:rsid="02a2aa27"/>
    </style:style>
    <style:style style:name="T175" style:family="text">
      <style:text-properties fo:color="#006600" officeooo:rsid="02a4467d"/>
    </style:style>
    <style:style style:name="T176" style:family="text">
      <style:text-properties fo:color="#006600" officeooo:rsid="02aadf61"/>
    </style:style>
    <style:style style:name="T177" style:family="text">
      <style:text-properties officeooo:rsid="0146342d"/>
    </style:style>
    <style:style style:name="T178" style:family="text">
      <style:text-properties fo:font-size="16pt" fo:font-weight="bold" style:font-size-asian="16pt" style:font-weight-asian="bold" style:font-size-complex="16pt" style:font-weight-complex="bold"/>
    </style:style>
    <style:style style:name="T179" style:family="text">
      <style:text-properties fo:font-size="16pt" fo:font-weight="bold" officeooo:rsid="0146342d" style:font-size-asian="16pt" style:font-weight-asian="bold" style:font-size-complex="16pt" style:font-weight-complex="bold"/>
    </style:style>
    <style:style style:name="T180" style:family="text">
      <style:text-properties fo:font-size="16pt" fo:font-weight="bold" officeooo:rsid="00401c75" style:font-size-asian="16pt" style:font-weight-asian="bold" style:font-size-complex="16pt" style:font-weight-complex="bold"/>
    </style:style>
    <style:style style:name="T181" style:family="text">
      <style:text-properties fo:font-size="16pt" fo:font-weight="normal" style:font-size-asian="16pt" style:font-weight-asian="normal" style:font-size-complex="16pt" style:font-weight-complex="normal"/>
    </style:style>
    <style:style style:name="T182" style:family="text">
      <style:text-properties fo:font-size="16pt" fo:font-style="italic" fo:font-weight="normal" officeooo:rsid="00401c75" style:font-size-asian="16pt" style:font-style-asian="italic" style:font-weight-asian="normal" style:font-size-complex="16pt" style:font-style-complex="italic" style:font-weight-complex="normal"/>
    </style:style>
    <style:style style:name="T183" style:family="text">
      <style:text-properties fo:font-size="16pt" fo:font-style="italic" fo:font-weight="normal" officeooo:rsid="00358cbe" style:font-size-asian="16pt" style:font-style-asian="italic" style:font-weight-asian="normal" style:font-size-complex="16pt" style:font-style-complex="italic" style:font-weight-complex="normal"/>
    </style:style>
    <style:style style:name="T184" style:family="text">
      <style:text-properties style:font-name="Liberation Sans" officeooo:rsid="001de800"/>
    </style:style>
    <style:style style:name="T185" style:family="text">
      <style:text-properties style:font-name="Liberation Sans" officeooo:rsid="01479317"/>
    </style:style>
    <style:style style:name="T186" style:family="text">
      <style:text-properties style:font-name="Liberation Sans" officeooo:rsid="009ee5e9"/>
    </style:style>
    <style:style style:name="T187" style:family="text">
      <style:text-properties style:font-name="Liberation Sans" officeooo:rsid="018f3e6c"/>
    </style:style>
    <style:style style:name="T188" style:family="text">
      <style:text-properties style:font-name="Liberation Sans" officeooo:rsid="00be01f9"/>
    </style:style>
    <style:style style:name="T189" style:family="text">
      <style:text-properties style:font-name="Liberation Sans" fo:font-weight="normal" officeooo:rsid="019af943" style:font-weight-asian="normal" style:font-weight-complex="normal"/>
    </style:style>
    <style:style style:name="T190" style:family="text">
      <style:text-properties style:font-name="Liberation Sans" fo:font-weight="normal" officeooo:rsid="01a182d8" style:font-weight-asian="normal" style:font-weight-complex="normal"/>
    </style:style>
    <style:style style:name="T191" style:family="text">
      <style:text-properties style:font-name="Liberation Sans" officeooo:rsid="00b751a3"/>
    </style:style>
    <style:style style:name="T192" style:family="text">
      <style:text-properties style:font-name="Liberation Sans" officeooo:rsid="01c9c337"/>
    </style:style>
    <style:style style:name="T193" style:family="text">
      <style:text-properties style:font-name="Liberation Sans" officeooo:rsid="007e5a36"/>
    </style:style>
    <style:style style:name="T194" style:family="text">
      <style:text-properties style:font-name="Liberation Sans" officeooo:rsid="01cb77c4"/>
    </style:style>
    <style:style style:name="T195" style:family="text">
      <style:text-properties style:font-name="Liberation Sans" officeooo:rsid="01cc6fc0"/>
    </style:style>
    <style:style style:name="T196" style:family="text">
      <style:text-properties style:font-name="Liberation Sans" officeooo:rsid="01d3f093"/>
    </style:style>
    <style:style style:name="T197" style:family="text">
      <style:text-properties style:font-name="Liberation Sans" officeooo:rsid="01d4b03c"/>
    </style:style>
    <style:style style:name="T198" style:family="text">
      <style:text-properties style:font-name="Liberation Sans" officeooo:rsid="00f085e2"/>
    </style:style>
    <style:style style:name="T199" style:family="text">
      <style:text-properties style:font-name="Liberation Sans" officeooo:rsid="01e38077"/>
    </style:style>
    <style:style style:name="T200" style:family="text">
      <style:text-properties style:font-name="Liberation Sans" fo:font-size="12pt" officeooo:rsid="01e38077" style:font-size-asian="12pt" style:font-size-complex="12pt"/>
    </style:style>
    <style:style style:name="T201" style:family="text">
      <style:text-properties style:font-name="Liberation Sans" officeooo:rsid="010fab9b"/>
    </style:style>
    <style:style style:name="T202" style:family="text">
      <style:text-properties officeooo:rsid="015a5211"/>
    </style:style>
    <style:style style:name="T203" style:family="text">
      <style:text-properties style:font-name="Liberation Serif" officeooo:rsid="01073478"/>
    </style:style>
    <style:style style:name="T204" style:family="text">
      <style:text-properties style:font-name="Liberation Serif" officeooo:rsid="01aa9e16"/>
    </style:style>
    <style:style style:name="T205" style:family="text">
      <style:text-properties style:font-name="Liberation Serif" officeooo:rsid="01ab277c"/>
    </style:style>
    <style:style style:name="T206" style:family="text">
      <style:text-properties style:font-name="Liberation Serif" fo:font-style="italic" fo:font-weight="bold" officeooo:rsid="01aa9e16" style:font-style-asian="italic" style:font-weight-asian="bold" style:font-style-complex="italic" style:font-weight-complex="bold"/>
    </style:style>
    <style:style style:name="T207" style:family="text">
      <style:text-properties style:font-name="Liberation Serif" officeooo:rsid="01ad584a"/>
    </style:style>
    <style:style style:name="T208" style:family="text">
      <style:text-properties style:font-name="Liberation Serif" officeooo:rsid="01ac8aeb"/>
    </style:style>
    <style:style style:name="T209" style:family="text">
      <style:text-properties style:font-name="Liberation Serif" officeooo:rsid="01ae287b"/>
    </style:style>
    <style:style style:name="T210" style:family="text">
      <style:text-properties style:font-name="Liberation Serif" officeooo:rsid="01ae8050"/>
    </style:style>
    <style:style style:name="T211" style:family="text">
      <style:text-properties style:font-name="Liberation Serif" officeooo:rsid="01af4a06"/>
    </style:style>
    <style:style style:name="T212" style:family="text">
      <style:text-properties style:font-name="Liberation Serif" officeooo:rsid="022be954"/>
    </style:style>
    <style:style style:name="T213" style:family="text">
      <style:text-properties style:font-name="Liberation Serif" officeooo:rsid="022e4161"/>
    </style:style>
    <style:style style:name="T214" style:family="text">
      <style:text-properties officeooo:rsid="01c9c337"/>
    </style:style>
    <style:style style:name="T215" style:family="text">
      <style:text-properties officeooo:rsid="01cb77c4"/>
    </style:style>
    <style:style style:name="T216" style:family="text">
      <style:text-properties fo:color="#006666" style:font-name="Liberation Sans" fo:font-weight="bold" officeooo:rsid="007e5a36" style:font-weight-asian="bold" style:font-weight-complex="bold"/>
    </style:style>
    <style:style style:name="T217" style:family="text">
      <style:text-properties fo:color="#006666" style:font-name="Liberation Sans" fo:font-weight="bold" officeooo:rsid="019af943" style:font-weight-asian="bold" style:font-weight-complex="bold"/>
    </style:style>
    <style:style style:name="T218" style:family="text">
      <style:text-properties fo:color="#006666" style:font-name="Liberation Sans" fo:font-weight="bold" officeooo:rsid="00f085e2" style:font-weight-asian="bold" style:font-weight-complex="bold"/>
    </style:style>
    <style:style style:name="T219" style:family="text">
      <style:text-properties fo:color="#006666" style:font-name="Liberation Sans" fo:font-weight="bold" officeooo:rsid="01e38077" style:font-weight-asian="bold" style:font-weight-complex="bold"/>
    </style:style>
    <style:style style:name="T220" style:family="text">
      <style:text-properties fo:color="#006666" style:font-name="Liberation Sans" fo:font-weight="bold" officeooo:rsid="010fab9b" style:font-weight-asian="bold" style:font-weight-complex="bold"/>
    </style:style>
    <style:style style:name="T221" style:family="text">
      <style:text-properties fo:color="#006666" fo:font-weight="bold" style:font-weight-asian="bold" style:font-weight-complex="bold"/>
    </style:style>
    <style:style style:name="T222" style:family="text">
      <style:text-properties fo:color="#006666" fo:font-weight="bold" officeooo:rsid="01e38077" style:font-weight-asian="bold" style:font-weight-complex="bold"/>
    </style:style>
    <style:style style:name="T223" style:family="text">
      <style:text-properties fo:color="#006666" fo:font-weight="bold" officeooo:rsid="027365de" style:font-weight-asian="bold" style:font-weight-complex="bold"/>
    </style:style>
    <style:style style:name="T224" style:family="text">
      <style:text-properties fo:color="#006666" fo:font-weight="bold" officeooo:rsid="028b513b" style:font-weight-asian="bold" style:font-weight-complex="bold"/>
    </style:style>
    <style:style style:name="T225" style:family="text">
      <style:text-properties fo:color="#006666" fo:font-weight="bold" officeooo:rsid="029d6ae0" style:font-weight-asian="bold" style:font-weight-complex="bold"/>
    </style:style>
    <style:style style:name="T226" style:family="text">
      <style:text-properties fo:color="#006666" style:font-name="Liberation Serif" fo:font-weight="bold" officeooo:rsid="025b8d25" style:font-weight-asian="bold" style:font-weight-complex="bold"/>
    </style:style>
    <style:style style:name="T227" style:family="text">
      <style:text-properties officeooo:rsid="01e38077"/>
    </style:style>
    <style:style style:name="T228" style:family="text">
      <style:text-properties officeooo:rsid="01e49046"/>
    </style:style>
    <style:style style:name="T229" style:family="text">
      <style:text-properties officeooo:rsid="01fc6ab7"/>
    </style:style>
    <style:style style:name="T230" style:family="text">
      <style:text-properties officeooo:rsid="01fdabf5"/>
    </style:style>
    <style:style style:name="T231" style:family="text">
      <style:text-properties officeooo:rsid="02355f17"/>
    </style:style>
    <style:style style:name="T232" style:family="text">
      <style:text-properties officeooo:rsid="0235d21e"/>
    </style:style>
    <style:style style:name="T233" style:family="text">
      <style:text-properties fo:color="#6666ff" style:font-name="Liberation Sans" fo:font-size="12pt" fo:font-weight="bold" officeooo:rsid="01e38077" style:font-size-asian="12pt" style:font-weight-asian="bold" style:font-size-complex="12pt" style:font-weight-complex="bold"/>
    </style:style>
    <style:style style:name="T234" style:family="text">
      <style:text-properties fo:color="#6666ff" fo:font-weight="bold" officeooo:rsid="01fc6ab7" style:font-weight-asian="bold" style:font-weight-complex="bold"/>
    </style:style>
    <style:style style:name="T235" style:family="text">
      <style:text-properties fo:color="#6666ff" fo:font-weight="bold" officeooo:rsid="01e38077" style:font-weight-asian="bold" style:font-weight-complex="bold"/>
    </style:style>
    <style:style style:name="T236" style:family="text">
      <style:text-properties officeooo:rsid="0257e74c"/>
    </style:style>
    <style:style style:name="T237" style:family="text">
      <style:text-properties style:use-window-font-color="true" style:font-name="Liberation Serif" officeooo:rsid="0257e74c"/>
    </style:style>
    <style:style style:name="T238" style:family="text">
      <style:text-properties style:use-window-font-color="true" style:font-name="Liberation Serif" officeooo:rsid="02799c62"/>
    </style:style>
    <style:style style:name="T239" style:family="text">
      <style:text-properties style:use-window-font-color="true" style:font-name="Liberation Serif" fo:font-style="italic" fo:font-weight="bold" officeooo:rsid="0257e74c" style:font-style-asian="italic" style:font-weight-asian="bold" style:font-style-complex="italic" style:font-weight-complex="bold"/>
    </style:style>
    <style:style style:name="T240" style:family="text">
      <style:text-properties style:use-window-font-color="true" style:font-name="Liberation Serif" fo:font-style="italic" fo:font-weight="bold" officeooo:rsid="026619b2" style:font-style-asian="italic" style:font-weight-asian="bold" style:font-style-complex="italic" style:font-weight-complex="bold"/>
    </style:style>
    <style:style style:name="T241" style:family="text">
      <style:text-properties style:use-window-font-color="true" style:font-name="Liberation Serif" fo:font-style="italic" officeooo:rsid="0258de51" style:font-style-asian="italic" style:font-style-complex="italic"/>
    </style:style>
    <style:style style:name="T242" style:family="text">
      <style:text-properties style:use-window-font-color="true" style:font-name="Liberation Serif" fo:font-style="italic" officeooo:rsid="025a7546" style:font-style-asian="italic" style:font-style-complex="italic"/>
    </style:style>
    <style:style style:name="T243" style:family="text">
      <style:text-properties style:use-window-font-color="true" style:font-name="Liberation Serif" fo:font-style="italic" style:text-underline-style="none" officeooo:rsid="0258de51" style:font-style-asian="italic" style:font-style-complex="italic"/>
    </style:style>
    <style:style style:name="T244" style:family="text">
      <style:text-properties style:use-window-font-color="true" style:font-name="Liberation Serif" fo:font-style="normal" officeooo:rsid="0258de51" style:font-style-asian="normal" style:font-style-complex="normal"/>
    </style:style>
    <style:style style:name="T245" style:family="text">
      <style:text-properties style:use-window-font-color="true" style:font-name="Liberation Serif" fo:font-style="normal" style:text-underline-style="none" officeooo:rsid="0258de51" style:font-style-asian="normal" style:font-style-complex="normal"/>
    </style:style>
    <style:style style:name="T246" style:family="text">
      <style:text-properties style:use-window-font-color="true" style:font-name="Liberation Serif" officeooo:rsid="0258de51"/>
    </style:style>
    <style:style style:name="T247" style:family="text">
      <style:text-properties style:use-window-font-color="true" style:font-name="Liberation Serif" officeooo:rsid="025a7546"/>
    </style:style>
    <style:style style:name="T248" style:family="text">
      <style:text-properties style:use-window-font-color="true" style:font-name="Liberation Serif" officeooo:rsid="025b8d25"/>
    </style:style>
    <style:style style:name="T249" style:family="text">
      <style:text-properties style:use-window-font-color="true" style:font-name="Liberation Serif" officeooo:rsid="026135ea"/>
    </style:style>
    <style:style style:name="T250" style:family="text">
      <style:text-properties style:use-window-font-color="true" style:font-name="Liberation Serif" officeooo:rsid="0262ea76"/>
    </style:style>
    <style:style style:name="T251" style:family="text">
      <style:text-properties style:use-window-font-color="true" style:font-name="Liberation Serif" officeooo:rsid="02662b08"/>
    </style:style>
    <style:style style:name="T252" style:family="text">
      <style:text-properties style:use-window-font-color="true" style:font-name="Liberation Serif" officeooo:rsid="02675a7f"/>
    </style:style>
    <style:style style:name="T253" style:family="text">
      <style:text-properties style:use-window-font-color="true" style:font-name="Liberation Serif" officeooo:rsid="0268c70f"/>
    </style:style>
    <style:style style:name="T254" style:family="text">
      <style:text-properties style:use-window-font-color="true" style:font-name="Liberation Serif" officeooo:rsid="026a55f8"/>
    </style:style>
    <style:style style:name="T255" style:family="text">
      <style:text-properties style:use-window-font-color="true" style:font-name="Liberation Serif" officeooo:rsid="026b0bac"/>
    </style:style>
    <style:style style:name="T256" style:family="text">
      <style:text-properties officeooo:rsid="026f322e"/>
    </style:style>
    <style:style style:name="T257" style:family="text">
      <style:text-properties officeooo:rsid="02700ba4"/>
    </style:style>
    <style:style style:name="T258" style:family="text">
      <style:text-properties officeooo:rsid="027365de"/>
    </style:style>
    <style:style style:name="T259" style:family="text">
      <style:text-properties officeooo:rsid="0275a2f1"/>
    </style:style>
    <style:style style:name="T260" style:family="text">
      <style:text-properties officeooo:rsid="0277b976"/>
    </style:style>
    <style:style style:name="T261" style:family="text">
      <style:text-properties style:text-position="super 58%" officeooo:rsid="0277b976"/>
    </style:style>
    <style:style style:name="T262" style:family="text">
      <style:text-properties officeooo:rsid="028668c9"/>
    </style:style>
    <style:style style:name="T263" style:family="text">
      <style:text-properties officeooo:rsid="028b513b"/>
    </style:style>
    <style:style style:name="T264" style:family="text">
      <style:text-properties officeooo:rsid="02a7c303"/>
    </style:style>
    <style:style style:name="T265" style:family="text">
      <style:text-properties officeooo:rsid="02a92b8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K-19006 Various Topics of Civil Engineering: <text:span text:style-name="T2">Python 3 for scientific computing</text:span></text:p>
      <text:p text:style-name="P2">Spring 2018, TUT, Tampere</text:p>
      <text:p text:style-name="P2"/>
      <text:p text:style-name="P3">Published <text:span text:style-name="T177">14</text:span>.2.2018</text:p>
      <text:p text:style-name="P2"/>
      <text:p text:style-name="P4"><text:span text:style-name="T179">Solutions for e</text:span><text:span text:style-name="T178">xercise</text:span><text:span text:style-name="T180">s</text:span><text:span text:style-name="T181">,</text:span><text:span text:style-name="T182"> </text:span><text:span text:style-name="T183">lectures 1–2</text:span><text:span text:style-name="T19"><text:line-break/><text:line-break/>[These example solutions contain additional information – don't worry if you haven't thought of everything. I hardly expect anyone who has not used Python before to know about exotic corner cases, internal workings, and similar. Same with any points on SW engineering; needs exposure and practice.]<text:line-break/><text:line-break/></text:span></text:p>
      <text:list xml:id="list7185105617689532766" text:style-name="L2">
        <text:list-item>
          <text:p text:style-name="P7"><text:span text:style-name="T19">★☆☆ </text:span><text:span text:style-name="T21">Python's approach to variables.</text:span><text:span text:style-name="T19"><text:line-break/><text:line-break/></text:span><text:span text:style-name="T3">a)</text:span><text:span text:style-name="T19"> On the first line, a new name “x” is defined, and bound to an </text:span><text:span text:style-name="T21">int</text:span><text:span text:style-name="T19"> instance that has value </text:span><text:span text:style-name="T67">1</text:span><text:span text:style-name="T19">.<text:line-break/><text:line-break/>On the third line, the same name is re-bound to a new value. The right-hand side is evaluated first, to determine this new value. We take the value currently pointed to by the name “x”<text:line-break/>(i.e. </text:span><text:span text:style-name="T67">1</text:span><text:span text:style-name="T19">), and add </text:span><text:span text:style-name="T67">1</text:span><text:span text:style-name="T19">. The resulting object (an </text:span><text:span text:style-name="T21">int</text:span><text:span text:style-name="T19"> instance that has value </text:span><text:span text:style-name="T67">2</text:span><text:span text:style-name="T19">) is then bound to the name “x”.<text:line-break/><text:line-break/>Hence, </text:span><text:span text:style-name="T21">the printed ids are different</text:span><text:span text:style-name="T49">, because </text:span><text:span text:style-name="T50">at the two moments in time when the id is printed, the name “x” </text:span><text:span text:style-name="T49">point</text:span><text:span text:style-name="T50">s</text:span><text:span text:style-name="T49"> to different objects. </text:span><text:span text:style-name="T51">For illustration, see Ned Batchelder's essay </text:span><text:a xlink:type="simple" xlink:href="https://nedbatchelder.com/text/names.html" text:style-name="Internet_20_link" text:visited-style-name="Visited_20_Internet_20_Link"><text:span text:style-name="T26">Facts and myths about Python names and values</text:span></text:a><text:span text:style-name="T26">.</text:span><text:span text:style-name="T19"><text:line-break/><text:line-break/>This is the general case. It is of course possible to construct paradoxes such as this:<text:line-break/><text:line-break/></text:span><text:span text:style-name="T184">x = </text:span><text:span text:style-name="T68">1</text:span><text:span text:style-name="T184"><text:line-break/>i1 = id(x)<text:line-break/>x = x + </text:span><text:span text:style-name="T68">1</text:span><text:span text:style-name="T184"><text:line-break/>x = x - </text:span><text:span text:style-name="T68">1</text:span><text:span text:style-name="T184"><text:line-break/>i2 = id(x)<text:line-break/></text:span><text:span text:style-name="T185">i1 == i2 <text:s/></text:span><text:span text:style-name="T153"># True</text:span><text:span text:style-name="T154">?!</text:span><text:span text:style-name="T19"><text:line-break/><text:line-break/>But as always with paradoxes, it is an illusion. The paradox is resolved when we recall<text:line-break/>the observation that Python treats number instances as singletons; due to this, here the<text:line-break/>final result </text:span><text:span text:style-name="T67">1</text:span><text:span text:style-name="T19"> must be the same object instance as the original </text:span><text:span text:style-name="T67">1</text:span><text:span text:style-name="T19">.<text:line-break/><text:line-break/>In conclusion, numbers in computers are a tricky thing:<text:line-break/><text:line-break/></text:span><text:span text:style-name="T68">0.1</text:span><text:span text:style-name="T184"> + </text:span><text:span text:style-name="T68">0.1</text:span><text:span text:style-name="T184"> + </text:span><text:span text:style-name="T68">0.1</text:span><text:span text:style-name="T184"> == </text:span><text:span text:style-name="T68">0.3</text:span><text:span text:style-name="T184"> <text:s/></text:span><text:span text:style-name="T154"># False </text:span><text:span text:style-name="T156">(try it!)</text:span><text:span text:style-name="T19"><text:line-break/><text:line-break/>...so one needs to be careful also with numerical equality, not only object identity, and this is<text:line-break/>not specific to Python. We will dig into this when we talk about the behavior of floating point numbers later.<text:line-break/><text:line-break/><text:line-break/></text:span></text:p>
          <text:p text:style-name="P62"><text:span text:style-name="T3">b)</text:span><text:span text:style-name="T19"> The result cannot change whether or not the shorthand notation is used, because Python's<text:line-break/></text:span><text:span text:style-name="T21">int</text:span><text:span text:style-name="T19"> instances are immutable. The value of an </text:span><text:span text:style-name="T21">int</text:span><text:span text:style-name="T19"> instance </text:span><text:span text:style-name="T21">cannot change</text:span><text:span text:style-name="T19">; the existence of an alternative notation does not affect this.<text:line-break/><text:line-break/>If we want to go slightly deeper:<text:line-break/><text:line-break/></text:span><text:a xlink:type="simple" xlink:href="https://stackoverflow.com/a/1047034" text:style-name="Internet_20_link" text:visited-style-name="Visited_20_Internet_20_Link"><text:span text:style-name="T19">For ohjects in general</text:span></text:a><text:span text:style-name="T19">, “x + 1” calls </text:span><text:span text:style-name="T21">x.__add__(1)</text:span><text:span text:style-name="T19">, whereas “x += 1” calls </text:span><text:span text:style-name="T21">x.__iadd__(1)<text:line-break/></text:span><text:span text:style-name="T19">if that is available (and redirects to </text:span><text:span text:style-name="T21">__add__</text:span><text:span text:style-name="T19"> if not). Hence, what exactly happens, depends<text:line-break/>on the details of the implementation of each particular type of object.<text:line-break/><text:line-break/>However, with the focus on clarity in the Python community, it is perfectly reasonable to expect objects to behave sensibly. Mutable objects might (or might not) have a specialized </text:span><text:span text:style-name="T21">__iadd__</text:span><text:span text:style-name="T19"> method that modifies the object instance in-place. Very much in the spirit of duck typing, immutable objects simply don't provide that. When someone “+=”s an object that doesn't, Python notices that, uses </text:span><text:span text:style-name="T21">__add__</text:span><text:span text:style-name="T19"> to make a new instance for the result, and then re-binds<text:line-break/>the name, just like for </text:span><text:span text:style-name="T21">int </text:span><text:span text:style-name="T19">in item a) here.<text:line-break/><text:line-break/><text:line-break/></text:span><text:span text:style-name="T3">c)</text:span><text:span text:style-name="T19"> Instead of names and values, the C language has variables. Here is the corresponding example program in C:<text:line-break/><text:line-break/></text:span><text:a xlink:type="simple" xlink:href="https://github.com/Technologicat/python-3-scicomp-intro/blob/master/lecture_slides/sol1_1c.c" text:style-name="Internet_20_link" text:visited-style-name="Visited_20_Internet_20_Link"><text:span text:style-name="T19">https://github.com/Technologicat/python-3-scicomp-intro/blob/master/lecture_slides/sol1_1c.c</text:span></text:a></text:p>
          <text:p text:style-name="P5"><text:span text:style-name="T19"><text:line-break/>Example output:<text:line-break/><text:line-break/>0x0x7fff90efbd7c</text:span></text:p>
          <text:p text:style-name="P6"><text:span text:style-name="T202">0x0x7fff90efbd7c<text:line-break/><text:line-break/>We see that the memory address remains the same. This is because a variable is a </text:span><text:span text:style-name="T27">name for<text:line-break/>a fixed storage location</text:span><text:span text:style-name="T202">. Here “x = x + 1” first computes the new value (just like in Python),<text:line-break/>and then (unlike in Python!) writes it into the location “x”, overwriting the original value.<text:line-break/><text:line-break/><text:line-break/></text:span><text:span text:style-name="T3">d)</text:span><text:span text:style-name="T19"> As is easily tested, the program prints<text:line-break/><text:line-break/>['testing', 1, 2, 3]<text:line-break/><text:line-break/>The main point here is that in Python, </text:span><text:span text:style-name="T3">assignment never copies</text:span><text:span text:style-name="T19">; so “B = A” will simply create a new name “B”, pointing to the same object instance.<text:line-break/><text:line-break/>Of course, the </text:span><text:span text:style-name="T21">name</text:span><text:span text:style-name="T19"> “B” is independent of the </text:span><text:span text:style-name="T21">name</text:span><text:span text:style-name="T19"> “A”; we could now re-bind “A” to mean something else, and “B” would be unaffected.<text:line-break/><text:line-break/>Here Python's help can be handy for looking up what methods </text:span><text:span text:style-name="T21">list</text:span><text:span text:style-name="T19"> has, as also for seeing<text:line-break/>what arguments they take and in which order (if not possible or sensible to pass by name).<text:line-break/><text:line-break/>In particular, the first argument of </text:span><text:span text:style-name="T21">list.insert</text:span><text:span text:style-name="T19"> is the position </text:span><text:span text:style-name="T21">before which</text:span><text:span text:style-name="T19"> the new item will be inserted.</text:span></text:p>
        </text:list-item>
        <text:list-item>
          <text:p text:style-name="P63"><text:span text:style-name="T19">★☆☆ P</text:span><text:span text:style-name="T22">ython's documentation.</text:span><text:span text:style-name="T19"><text:line-break/><text:line-break/></text:span><text:span text:style-name="T6">a)</text:span><text:span text:style-name="T132"> Use an empty string for the </text:span><text:span text:style-name="T28">end</text:span><text:span text:style-name="T132"> keyword argument to </text:span><text:span text:style-name="T6">print</text:span><text:span text:style-name="T132">:<text:line-break/><text:line-break/>print(</text:span><text:span text:style-name="T88">'This string </text:span><text:span text:style-name="T89">is printed without </text:span><text:span text:style-name="T88">a newline'</text:span><text:span text:style-name="T132">, end=</text:span><text:span text:style-name="T88">''</text:span><text:span text:style-name="T132">)<text:line-break/><text:line-break/>The </text:span><text:span text:style-name="T28">sep</text:span><text:span text:style-name="T132"> kwarg is also useful; it can be used for things like this:<text:line-break/><text:line-break/></text:span><text:span text:style-name="T186">lst = [</text:span><text:span text:style-name="T69">1</text:span><text:span text:style-name="T186">, </text:span><text:span text:style-name="T69">2</text:span><text:span text:style-name="T186">, </text:span><text:span text:style-name="T69">3</text:span><text:span text:style-name="T186">]<text:line-break/>print(*lst, sep=</text:span><text:span text:style-name="T90">'; </text:span><text:span text:style-name="T91">'</text:span><text:span text:style-name="T186">)</text:span><text:span text:style-name="T132"><text:line-break/><text:line-break/>which may save some typing effort if we want to e.g. debug-print the contents of a list, using a custom separator.<text:line-break/><text:line-break/>Of course, in this particular case we could equivalently:<text:line-break/><text:line-break/></text:span><text:span text:style-name="T186">lst = [</text:span><text:span text:style-name="T69">1</text:span><text:span text:style-name="T186">, </text:span><text:span text:style-name="T69">2</text:span><text:span text:style-name="T186">, </text:span><text:span text:style-name="T69">3</text:span><text:span text:style-name="T186">]<text:line-break/>s = </text:span><text:span text:style-name="T91">'; '</text:span><text:span text:style-name="T186">.join(</text:span><text:span text:style-name="T187">str(x) </text:span><text:span text:style-name="T118">for</text:span><text:span text:style-name="T187"> x </text:span><text:span text:style-name="T118">in</text:span><text:span text:style-name="T187"> l</text:span><text:span text:style-name="T186">st)<text:line-break/>print(s)<text:line-break/><text:line-break/></text:span><text:span text:style-name="T132">Which is a bit longer, but has the advantage that the string we build like this can be e.g. passed into a logger (or into other things that do not come with a “sep” option).<text:line-break/><text:line-break/>The generator expression is needed (we cannot just say ...join(lst)), because join expects a list of </text:span><text:span text:style-name="T28">str</text:span><text:span text:style-name="T132"> as its input. (Strong typing of values!)<text:line-break/><text:line-break/></text:span></text:p>
          <text:p text:style-name="P8"><text:span text:style-name="T6">b)</text:span><text:span text:style-name="T132"> The counterpart of </text:span><text:span text:style-name="T6">print</text:span><text:span text:style-name="T132"> is called </text:span><text:span text:style-name="T6">input</text:span><text:span text:style-name="T132">. </text:span><text:a xlink:type="simple" xlink:href="https://docs.python.org/3/library/functions.html#input" text:style-name="Internet_20_link" text:visited-style-name="Visited_20_Internet_20_Link"><text:span text:style-name="T132">It can be found</text:span></text:a><text:span text:style-name="T132"> in the </text:span><text:a xlink:type="simple" xlink:href="https://docs.python.org/3/library/functions.html" text:style-name="Internet_20_link" text:visited-style-name="Visited_20_Internet_20_Link"><text:span text:style-name="T132">builtins section of Python's documentation</text:span></text:a><text:span text:style-name="T132"> (which was linked in the question).<text:line-break/><text:line-break/>For example:<text:line-break/><text:line-break/></text:span><text:span text:style-name="T186">username = input(</text:span><text:span text:style-name="T90">'Who are you? '</text:span><text:span text:style-name="T186">)<text:line-break/>msg = </text:span><text:span text:style-name="T90">'Hello, {:s}!'</text:span><text:span text:style-name="T186">.format(username)<text:line-break/>print(msg)</text:span><text:span text:style-name="T132"><text:line-break/><text:line-break/><text:line-break/> <text:s text:c="3"/>※ Be careful when reading old code. In Python 2, </text:span><text:span text:style-name="T6">input</text:span><text:span text:style-name="T132"> was a different built-in function that<text:line-break/> <text:s text:c="8"/>executed its input as Python code (generally a catastrophically bad idea!). What Python 3<text:line-break/> <text:s text:c="8"/>calls </text:span><text:span text:style-name="T6">input</text:span><text:span text:style-name="T132"> used to be called </text:span><text:span text:style-name="T6">raw_input</text:span><text:span text:style-name="T132">.<text:line-break/><text:line-break/> <text:s text:c="8"/>If you really, really want to execute user input as code (and are aware of the security<text:line-break/> <text:s text:c="8"/>implications), you still can: just exec() or eval() the input as appropriate.<text:line-break/></text:span></text:p>
        </text:list-item>
      </text:list>
      <text:p text:style-name="P15"/>
      <text:list xml:id="list21024799910215" text:continue-numbering="true" text:style-name="L2">
        <text:list-item>
          <text:p text:style-name="P56"><text:span text:style-name="T19">★☆☆ </text:span><text:span text:style-name="T23">List and string operations.</text:span><text:span text:style-name="T19"><text:line-break/><text:line-break/></text:span><text:span text:style-name="T3">a</text:span><text:span text:style-name="T8">)</text:span><text:span text:style-name="T134"> Use a negative step. (Default begin and end will do.)<text:line-break/><text:line-break/></text:span><text:span text:style-name="T188">s = </text:span><text:span text:style-name="T92">'</text:span><text:span text:style-name="T94">sdrawkcab regnol on si gnirts siht</text:span><text:span text:style-name="T92">'</text:span><text:span text:style-name="T188"><text:line-break/>t = s[::-</text:span><text:span text:style-name="T70">1</text:span><text:span text:style-name="T188">]</text:span><text:span text:style-name="T134"><text:line-break/><text:line-break/><text:line-break/></text:span><text:span text:style-name="T9">b</text:span><text:span text:style-name="T7">)</text:span><text:span text:style-name="T42"> </text:span><text:span text:style-name="T43">We have:<text:line-break/><text:line-break/></text:span><text:span text:style-name="T53">lst = [</text:span><text:span text:style-name="T63">1</text:span><text:span text:style-name="T53">, </text:span><text:span text:style-name="T63">2</text:span><text:span text:style-name="T53">, </text:span><text:span text:style-name="T63">3</text:span><text:span text:style-name="T53">]<text:line-break/>lst.append([</text:span><text:span text:style-name="T63">4</text:span><text:span text:style-name="T53">, </text:span><text:span text:style-name="T63">5</text:span><text:span text:style-name="T53">])</text:span><text:span text:style-name="T43"><text:line-break/><text:line-break/>Each of the first three elements in </text:span><text:span text:style-name="T40">lst</text:span><text:span text:style-name="T43"> has type </text:span><text:span text:style-name="T40">int</text:span><text:span text:style-name="T43">. The fourth element has type </text:span><text:span text:style-name="T40">list</text:span><text:span text:style-name="T46">, and it contains </text:span><text:span text:style-name="T45">two elements of type </text:span><text:span text:style-name="T41">int</text:span><text:span text:style-name="T45">.</text:span><text:span text:style-name="T42"><text:line-break/><text:line-break/></text:span><text:span text:style-name="T43">If we needed to do a lot of this </text:span><text:span text:style-name="T44">kind of analysis</text:span><text:span text:style-name="T43">, we could automate </text:span><text:span text:style-name="T44">it </text:span><text:span text:style-name="T43">e.g. as follows:<text:line-break/><text:line-break/></text:span><text:span text:style-name="T119">def</text:span><text:span text:style-name="T189"> </text:span><text:span text:style-name="T217">analyze</text:span><text:span text:style-name="T189">(L, indent=0):</text:span></text:p>
          <text:p text:style-name="P48"><text:span text:style-name="T43"><text:s text:c="4"/>s = indent * </text:span><text:span text:style-name="T95">" "</text:span></text:p>
          <text:p text:style-name="P48"><text:span text:style-name="T43"><text:s text:c="4"/></text:span><text:span text:style-name="T103">for</text:span><text:span text:style-name="T43"> k,x </text:span><text:span text:style-name="T103">in</text:span><text:span text:style-name="T43"> enumerate(L): <text:s/></text:span><text:span text:style-name="T163"># </text:span><text:a xlink:type="simple" xlink:href="https://docs.python.org/3/library/functions.html#enumerate" text:style-name="Internet_20_link" text:visited-style-name="Visited_20_Internet_20_Link">built-in</text:a><text:span text:style-name="T163">, see </text:span><text:span text:style-name="T165">also </text:span><text:span text:style-name="T163">help(enumerate)</text:span></text:p>
          <text:p text:style-name="P48"><text:span text:style-name="T43"><text:s text:c="8"/>print(</text:span><text:span text:style-name="T95">'{:s}{:d} {} {}'</text:span><text:span text:style-name="T43">.format(s, k, type(x), x))</text:span></text:p>
          <text:p text:style-name="P48"><text:span text:style-name="T43"><text:s text:c="8"/>if isinstance(x, (list, tuple)): <text:s/></text:span><text:span text:style-name="T162"># multiple types means “</text:span><text:span text:style-name="T164">one of”</text:span></text:p>
          <text:p text:style-name="P14"><text:span text:style-name="T189"><text:s text:c="12"/>analyze(x, indent+4)<text:line-break/></text:span><text:span text:style-name="T42"><text:line-break/></text:span><text:span text:style-name="T47">Now, when we<text:line-break/><text:line-break/></text:span><text:span text:style-name="T190">analyze(lst)</text:span><text:span text:style-name="T42"><text:line-break/></text:span><text:span text:style-name="T47"><text:line-break/>we </text:span><text:span text:style-name="T43">obtain the output<text:line-break/><text:line-break/>0 &lt;class 'int'&gt; 1</text:span></text:p>
          <text:p text:style-name="P13"><text:span text:style-name="T43">1 &lt;class 'int'&gt; 2</text:span></text:p>
          <text:p text:style-name="P13"><text:span text:style-name="T43">2 &lt;class 'int'&gt; 3</text:span></text:p>
          <text:p text:style-name="P13"><text:span text:style-name="T43">3 &lt;class 'list'&gt; [4, 5]</text:span></text:p>
          <text:p text:style-name="P13"><text:span text:style-name="T43"><text:s text:c="4"/>0 &lt;class 'int'&gt; 4</text:span></text:p>
          <text:p text:style-name="P13"><text:span text:style-name="T43"><text:s text:c="4"/>1 &lt;class 'int'&gt; 5</text:span><text:span text:style-name="T42"><text:line-break/><text:line-break/></text:span></text:p>
          <text:p text:style-name="P11"><text:span text:style-name="T9"/></text:p>
          <text:p text:style-name="P55"><text:span text:style-name="T9">c</text:span><text:span text:style-name="T5">)</text:span><text:span text:style-name="T133"> This will do nicely:<text:line-break/><text:line-break/></text:span><text:span text:style-name="T114">import</text:span><text:span text:style-name="T54"> math<text:line-break/></text:span><text:span text:style-name="T58">s = </text:span><text:span text:style-name="T85">'{:0.100f}'</text:span><text:span text:style-name="T58">.format(math.pi).strip(</text:span><text:span text:style-name="T85">'0'</text:span><text:span text:style-name="T58">)</text:span><text:span text:style-name="T54"><text:line-break/></text:span><text:span text:style-name="T58">print(len(s) - </text:span><text:span text:style-name="T65">2</text:span><text:span text:style-name="T58">) <text:s/></text:span><text:span text:style-name="T149"># 2 for the initial “3.”</text:span><text:span text:style-name="T54"><text:line-break/><text:line-break/></text:span><text:span text:style-name="T133">I got 48 nonzero decimals on CPython 3.4.3. How many of them are correct, and how many come from rounding to the nearest representable number, is another matter. Also, even if all<text:line-break/>of them were correct, we are here assuming that the final known decimal is not a zero.<text:line-break/><text:line-break/>This is of course silly; the main points here are the string formatting syntax (on which see the links on slide 19 in lecture 2), and that </text:span><text:span text:style-name="T24">strip</text:span><text:span text:style-name="T133"> has an optional argument. While </text:span><text:span text:style-name="T24">strip</text:span><text:span text:style-name="T133"> is mostly used for chopping off leading/trailing whitespace, it can also remove other leading/trailing characters. (It also has cousins </text:span><text:span text:style-name="T24">lstrip</text:span><text:span text:style-name="T133"> and </text:span><text:span text:style-name="T24">rstrip</text:span><text:span text:style-name="T133"> for one-sided stripping.)<text:line-break/><text:line-break/>The likely slower, </text:span><text:span text:style-name="T101">while</text:span><text:span text:style-name="T133"> loop solution:<text:line-break/><text:line-break/></text:span><text:span text:style-name="T114">import</text:span><text:span text:style-name="T54"> math<text:line-break/></text:span><text:span text:style-name="T58">s = </text:span><text:span text:style-name="T85">'{:0.100f}'</text:span><text:span text:style-name="T58">.format(math.pi)<text:line-break/></text:span><text:span text:style-name="T117">while</text:span><text:span text:style-name="T59"> s.</text:span><text:span text:style-name="T60">endswith(</text:span><text:span text:style-name="T86">'0'</text:span><text:span text:style-name="T60">): <text:s text:c="3"/></text:span><text:span text:style-name="T151"># can also use </text:span><text:span text:style-name="T152">s[-1] == '0'</text:span><text:span text:style-name="T151"> instead</text:span><text:span text:style-name="T59"><text:line-break/> <text:s text:c="3"/>s = s[:-</text:span><text:span text:style-name="T64">1</text:span><text:span text:style-name="T59">] <text:s text:c="3"/></text:span><text:span text:style-name="T150"># take all but last</text:span><text:span text:style-name="T133"><text:line-break/></text:span><text:span text:style-name="T58">print(len(s) - </text:span><text:span text:style-name="T65">2</text:span><text:span text:style-name="T58">)</text:span><text:span text:style-name="T133"><text:line-break/><text:line-break/>※ Using the arbitrary-precision library </text:span><text:a xlink:type="simple" xlink:href="http://mpmath.org/" text:style-name="Internet_20_link" text:visited-style-name="Visited_20_Internet_20_Link"><text:span text:style-name="T133">mpmath</text:span></text:a><text:span text:style-name="T133"> to actually </text:span><text:a xlink:type="simple" xlink:href="http://mpmath.org/doc/current/functions/constants.html" text:style-name="Internet_20_link" text:visited-style-name="Visited_20_Internet_20_Link"><text:span text:style-name="T133">get 100 decimals of π</text:span></text:a><text:span text:style-name="T133">:<text:line-break/><text:line-break/></text:span><text:span text:style-name="T114">import</text:span><text:span text:style-name="T54"> mpmath<text:line-break/>mpmath.mp.dps = </text:span><text:span text:style-name="T71">10</text:span><text:span text:style-name="T72">0</text:span><text:span text:style-name="T54"><text:line-break/>pi = mpmath.pi()<text:line-break/>print(str(pi))</text:span><text:span text:style-name="T133"><text:line-break/><text:line-break/>For the record, the result is (actually 99 decimals; on mpmath version 0.19, bumping to 101 significant digits does not help; bumping to 102 gives 101 decimals): 3.141592653589793238462643383279502884197169399375105820974944592307816406286208998628034825342117068</text:span></text:p>
          <text:p text:style-name="P12"><text:span text:style-name="T132"><text:line-break/></text:span></text:p>
          <text:p text:style-name="P12"><text:span text:style-name="T12">d)</text:span><text:span text:style-name="T138"> </text:span><text:span text:style-name="T203">T</text:span><text:span text:style-name="T204">he result </text:span><text:span text:style-name="T207">of "a,b = b,a”</text:span><text:span text:style-name="T204"> is to swap </text:span><text:span text:style-name="T205">where the names </text:span><text:span text:style-name="T204">“a” and “b” </text:span><text:span text:style-name="T205">point to</text:span><text:span text:style-name="T204">; this is called a </text:span><text:span text:style-name="T206">pythonic swap</text:span><text:span text:style-name="T204">.<text:line-break/><text:line-break/></text:span><text:span text:style-name="T207">There is no need to introduce a temporary </text:span><text:span text:style-name="T209">to perform the swap</text:span><text:span text:style-name="T207">, </text:span><text:span text:style-name="T209">unlike in many other languages.</text:span><text:span text:style-name="T204"><text:line-break/><text:line-break/></text:span><text:span text:style-name="T207">Python essentially packs the right-hand side into a tuple, and then unpacks it to the names on the left-hand side. It is guaranteed that the assignments happen left-to-right </text:span><text:span text:style-name="T210">(which </text:span><text:span text:style-name="T211">may be </text:span><text:span text:style-name="T210">worth keeping in mind in case you want to overwrite </text:span><text:span text:style-name="T213">into </text:span><text:span text:style-name="T210">the same name for some reason)</text:span><text:span text:style-name="T207">.<text:line-break/><text:line-break/></text:span><text:span text:style-name="T209">Two- and three-operand cases are special-cased in the Python virtual machine for faster operation. With four or more operands, the tuple is explicitly constructed.</text:span><text:span text:style-name="T204"><text:line-break/><text:line-break/></text:span><text:span text:style-name="T208">For the adventurous, </text:span><text:a xlink:type="simple" xlink:href="https://stackoverflow.com/questions/21047524/how-does-swapping-of-members-in-the-python-tuples-a-b-b-a-work-internally" text:style-name="Internet_20_link" text:visited-style-name="Visited_20_Internet_20_Link"><text:span text:style-name="T209">a more detailed explanation and bytecode</text:span></text:a><text:span text:style-name="T209"> </text:span><text:span text:style-name="T212">at StackOverflow</text:span><text:span text:style-name="T208">.</text:span></text:p>
        </text:list-item>
        <text:list-item>
          <text:p text:style-name="P59"><text:span text:style-name="T19">★★☆ </text:span><text:span text:style-name="T21">Flow control; comprehension</text:span><text:span text:style-name="T22">s</text:span><text:span text:style-name="T21">.</text:span><text:span text:style-name="T19"><text:line-break/><text:line-break/></text:span><text:span text:style-name="T3">a)</text:span><text:span text:style-name="T19"> Here is a version using </text:span><text:span text:style-name="T100">for</text:span><text:span text:style-name="T19"> and </text:span><text:span text:style-name="T100">if</text:span><text:span text:style-name="T19">:<text:line-break/><text:line-break/></text:span><text:span text:style-name="T184">out = []</text:span></text:p>
          <text:p text:style-name="P49"><text:span text:style-name="T104">for</text:span><text:span text:style-name="T214"> k </text:span><text:span text:style-name="T104">in</text:span><text:span text:style-name="T214"> range(</text:span><text:span text:style-name="T80">100</text:span><text:span text:style-name="T214">):</text:span></text:p>
          <text:p text:style-name="P49"><text:span text:style-name="T214"><text:s text:c="4"/>m = k**</text:span><text:span text:style-name="T80">2</text:span></text:p>
          <text:p text:style-name="P49"><text:span text:style-name="T214"><text:s text:c="4"/></text:span><text:span text:style-name="T104">if</text:span><text:span text:style-name="T214"> m % </text:span><text:span text:style-name="T80">3</text:span><text:span text:style-name="T214"> == </text:span><text:span text:style-name="T80">0</text:span><text:span text:style-name="T214">:</text:span></text:p>
          <text:p text:style-name="P49"><text:span text:style-name="T214"><text:s text:c="8"/>out.append(m)</text:span></text:p>
          <text:p text:style-name="P49"><text:span text:style-name="T214">print(out)</text:span></text:p>
          <text:p text:style-name="P18"><text:span text:style-name="T192">print(len(out))</text:span><text:span text:style-name="T214"><text:line-break/><text:line-break/>The length of the output is 34 (the sequence starts at the value 0).<text:line-break/><text:line-break/></text:span><text:line-break/><text:span text:style-name="T4">b)</text:span><text:span text:style-name="T98"> List comprehension, two lines (plus the printing):</text:span><text:line-break/><text:line-break/><text:span text:style-name="T192">sqrange = (x**</text:span><text:span text:style-name="T75">2</text:span><text:span text:style-name="T192"> </text:span><text:span text:style-name="T121">for</text:span><text:span text:style-name="T192"> x </text:span><text:span text:style-name="T121">in</text:span><text:span text:style-name="T192"> range(</text:span><text:span text:style-name="T75">100</text:span><text:span text:style-name="T192">)) <text:s/></text:span><text:span text:style-name="T155"># generator expression, we don't need all at once</text:span></text:p>
          <text:p text:style-name="P49"><text:span text:style-name="T214">out = [m </text:span><text:span text:style-name="T104">for</text:span><text:span text:style-name="T214"> m </text:span><text:span text:style-name="T104">in</text:span><text:span text:style-name="T214"> sqrange </text:span><text:span text:style-name="T104">if</text:span><text:span text:style-name="T214"> m % </text:span><text:span text:style-name="T80">3</text:span><text:span text:style-name="T214"> == </text:span><text:span text:style-name="T80">0</text:span><text:span text:style-name="T214">]</text:span></text:p>
          <text:p text:style-name="P49"><text:span text:style-name="T214">print(out)</text:span></text:p>
          <text:p text:style-name="P18"><text:span text:style-name="T192">print(len(out))</text:span><text:line-break/><text:line-break/><text:span text:style-name="T214">We may shorten this to one line (plus the printing) by inlining the generator expression:<text:line-break/><text:line-break/></text:span><text:span text:style-name="T192">out = [m </text:span><text:span text:style-name="T121">for</text:span><text:span text:style-name="T192"> m </text:span><text:span text:style-name="T121">in</text:span><text:span text:style-name="T192"> (x**</text:span><text:span text:style-name="T75">2</text:span><text:span text:style-name="T192"> </text:span><text:span text:style-name="T121">for</text:span><text:span text:style-name="T192"> x </text:span><text:span text:style-name="T121">in</text:span><text:span text:style-name="T192"> range(</text:span><text:span text:style-name="T75">100</text:span><text:span text:style-name="T192">)) </text:span><text:span text:style-name="T121">if</text:span><text:span text:style-name="T192"> m % </text:span><text:span text:style-name="T75">3</text:span><text:span text:style-name="T192"> == </text:span><text:span text:style-name="T75">0</text:span><text:span text:style-name="T192">]</text:span></text:p>
          <text:p text:style-name="P49"><text:span text:style-name="T214">print(out)</text:span></text:p>
          <text:p text:style-name="P19"><text:span text:style-name="T192">print(len(out))</text:span><text:line-break/><text:line-break/><text:line-break/><text:span text:style-name="T4">c)</text:span><text:span text:style-name="T98"> For programmers coming from most languages, the natural first solution is perhaps something like:<text:line-break/><text:line-break/></text:span><text:span text:style-name="T122">def</text:span><text:span text:style-name="T193"> </text:span><text:span text:style-name="T216">sum_neighbors</text:span><text:span text:style-name="T193">(lst):</text:span></text:p>
          <text:p text:style-name="P50"><text:span text:style-name="T215"><text:s text:c="4"/>out = []</text:span></text:p>
          <text:p text:style-name="P50"><text:span text:style-name="T215"><text:s text:c="4"/></text:span><text:span text:style-name="T105">for</text:span><text:span text:style-name="T215"> k </text:span><text:span text:style-name="T105">in</text:span><text:span text:style-name="T215"> range(len(lst) - </text:span><text:span text:style-name="T79">1</text:span><text:span text:style-name="T215">):</text:span></text:p>
          <text:p text:style-name="P50"><text:span text:style-name="T215"><text:s text:c="8"/>out.append(lst[k] + lst[k+</text:span><text:span text:style-name="T79">1</text:span><text:span text:style-name="T215">])</text:span></text:p>
          <text:p text:style-name="P50"><text:span text:style-name="T215"><text:s text:c="4"/></text:span><text:span text:style-name="T105">return</text:span><text:span text:style-name="T215"> out<text:line-break/><text:line-break/>lst = range(10)</text:span></text:p>
          <text:p text:style-name="P50"><text:span text:style-name="T215">print(list(lst))</text:span></text:p>
          <text:p text:style-name="P23"><text:span text:style-name="T194">print(sum_neighbors(lst))</text:span><text:span text:style-name="T215"><text:line-break/><text:line-break/>However, indexing an iterable in this manner, when what we want to do is to operate on its elements, is not very pythonic.<text:line-break/><text:line-break/>Instead, we may operate directly on the elements by slicing and zipping, which makes the intent of the code clearer:</text:span></text:p>
          <text:p text:style-name="P60"><text:span text:style-name="T122">def</text:span><text:span text:style-name="T193"> sum_neighbors(lst):</text:span></text:p>
          <text:p text:style-name="P51"><text:span text:style-name="T215"><text:s text:c="4"/>out = []</text:span></text:p>
          <text:p text:style-name="P51"><text:span text:style-name="T215"><text:s text:c="4"/></text:span><text:span text:style-name="T105">for</text:span><text:span text:style-name="T215"> a,b </text:span><text:span text:style-name="T105">in</text:span><text:span text:style-name="T215"> zip(lst[:-</text:span><text:span text:style-name="T79">1</text:span><text:span text:style-name="T215">], lst[</text:span><text:span text:style-name="T79">1</text:span><text:span text:style-name="T215">:]):</text:span></text:p>
          <text:p text:style-name="P51"><text:span text:style-name="T215"><text:s text:c="8"/>out.append(a + b)</text:span></text:p>
          <text:p text:style-name="P20"><text:span text:style-name="T194"><text:s text:c="4"/></text:span><text:span text:style-name="T123">return</text:span><text:span text:style-name="T194"> out</text:span><text:span text:style-name="T215"><text:line-break/><text:line-break/>Since the documentation tells us that </text:span><text:a xlink:type="simple" xlink:href="https://docs.python.org/3/library/functions.html#zip" text:style-name="Internet_20_link" text:visited-style-name="Visited_20_Internet_20_Link"><text:span text:style-name="T215">zip stops when its shortest input is exhausted</text:span></text:a><text:span text:style-name="T215">, we don't strictly need to cut elements at the end. Hence, we could as well write:<text:line-break/><text:line-break/></text:span><text:span text:style-name="T122">def</text:span><text:span text:style-name="T193"> sum_neighbors(lst):</text:span></text:p>
          <text:p text:style-name="P51"><text:span text:style-name="T215"><text:s text:c="4"/>out = []</text:span></text:p>
          <text:p text:style-name="P51"><text:span text:style-name="T215"><text:s text:c="4"/></text:span><text:span text:style-name="T105">for</text:span><text:span text:style-name="T215"> a,b </text:span><text:span text:style-name="T105">in</text:span><text:span text:style-name="T215"> zip(lst, lst[</text:span><text:span text:style-name="T79">1</text:span><text:span text:style-name="T215">:]):</text:span></text:p>
          <text:p text:style-name="P51"><text:span text:style-name="T215"><text:s text:c="8"/>out.append(a + b)</text:span></text:p>
          <text:p text:style-name="P20"><text:span text:style-name="T194"><text:s text:c="4"/></text:span><text:span text:style-name="T123">return</text:span><text:span text:style-name="T194"> out</text:span><text:span text:style-name="T215"><text:line-break/><text:line-break/>Taking advantage of list comprehension, this is shortened to:<text:line-break/><text:line-break/></text:span><text:span text:style-name="T122">def</text:span><text:span text:style-name="T193"> sum_neighbors(lst):</text:span></text:p>
          <text:p text:style-name="P21"><text:span text:style-name="T194"><text:s text:c="4"/></text:span><text:span text:style-name="T123">return</text:span><text:span text:style-name="T194"> </text:span><text:span text:style-name="T195">[a + b </text:span><text:span text:style-name="T124">for</text:span><text:span text:style-name="T195"> a,b </text:span><text:span text:style-name="T124">in</text:span><text:span text:style-name="T195"> </text:span><text:span text:style-name="T194">zip(lst, lst[</text:span><text:span text:style-name="T74">1</text:span><text:span text:style-name="T194">:])</text:span><text:span text:style-name="T195">]</text:span><text:span text:style-name="T215"><text:line-break/><text:line-break/><text:line-break/>※ But how to generalize this, if we want to sum more than two adjacent elements?<text:line-break/><text:line-break/>On the internet, Scott Triglia has posted a solution to a very similar problem:<text:line-break/><text:line-break/></text:span><text:a xlink:type="simple" xlink:href="http://locallyoptimal.com/blog/2013/01/20/elegant-n-gram-generation-in-python/" text:style-name="Internet_20_link" text:visited-style-name="Visited_20_Internet_20_Link"><text:span text:style-name="T215">http://locallyoptimal.com/blog/2013/01/20/elegant-n-gram-generation-in-python/</text:span></text:a></text:p>
          <text:p text:style-name="P22"><text:span text:style-name="T215"><text:line-break/>So the final ingredient – to programmatically build the input for zip – is:<text:line-break/><text:line-break/></text:span><text:span text:style-name="T194">[</text:span><text:span text:style-name="T196">lst</text:span><text:span text:style-name="T194">[i:] </text:span><text:span text:style-name="T123">for</text:span><text:span text:style-name="T194"> i </text:span><text:span text:style-name="T123">in</text:span><text:span text:style-name="T194"> range(n)]</text:span><text:span text:style-name="T215"><text:line-break/><text:line-break/>This returns a list, which we may unpack to </text:span><text:span text:style-name="T16">zip</text:span><text:span text:style-name="T215"> (like we did manually for two entries, above). During each iteration, the zip then returns a tuple of elements that are to be summed.<text:line-break/><text:line-break/>Because </text:span><text:span text:style-name="T29">n</text:span><text:span text:style-name="T215"> is only available at runtime, we cannot name the elements (like “a” and “b”, above); instead, we will capture the whole tuple as “item”. To sum its elements no matter how many,<text:line-break/>we can use the </text:span><text:span text:style-name="T16">sum</text:span><text:span text:style-name="T215"> built-in, which takes an iterable. (To do some other operation instead,<text:line-break/>we would create a function taking in </text:span><text:span text:style-name="T29">*args</text:span><text:span text:style-name="T215">, and then operate on those.)<text:line-break/><text:line-break/>Final result, generalized for summing over </text:span><text:span text:style-name="T29">n</text:span><text:span text:style-name="T215"> adjacent elements:<text:line-break/><text:line-break/></text:span><text:span text:style-name="T122">def</text:span><text:span text:style-name="T193"> sum_neighbors(lst, </text:span><text:span text:style-name="T197">n</text:span><text:span text:style-name="T193">):</text:span></text:p>
          <text:p text:style-name="P24"><text:span text:style-name="T194"><text:s text:c="4"/></text:span><text:span text:style-name="T123">return</text:span><text:span text:style-name="T194"> </text:span><text:span text:style-name="T195">[</text:span><text:span text:style-name="T197">sum(item)</text:span><text:span text:style-name="T195"> </text:span><text:span text:style-name="T124">for</text:span><text:span text:style-name="T195"> </text:span><text:span text:style-name="T197">item</text:span><text:span text:style-name="T195"> </text:span><text:span text:style-name="T124">in</text:span><text:span text:style-name="T195"> </text:span><text:span text:style-name="T197">zip(*</text:span><text:span text:style-name="T194">[</text:span><text:span text:style-name="T196">lst</text:span><text:span text:style-name="T194">[i:] </text:span><text:span text:style-name="T123">for</text:span><text:span text:style-name="T194"> i </text:span><text:span text:style-name="T123">in</text:span><text:span text:style-name="T194"> range(n)]</text:span><text:span text:style-name="T197">)</text:span><text:span text:style-name="T195">]</text:span><text:span text:style-name="T215"><text:line-break/><text:line-break/>Testing it:<text:line-break/><text:line-break/></text:span><text:span text:style-name="T123">for</text:span><text:span text:style-name="T194"> k </text:span><text:span text:style-name="T123">in</text:span><text:span text:style-name="T194"> range(len(lst)+</text:span><text:span text:style-name="T74">1</text:span><text:span text:style-name="T194">):<text:line-break/> <text:s text:c="3"/>print(sum_neighbors(lst, k))</text:span><text:span text:style-name="T215"><text:line-break/></text:span></text:p>
          <text:p text:style-name="P61"><text:span text:style-name="T4">d)</text:span><text:span text:style-name="T98"> This inverts the input dictionary, provided that the inverse exists:<text:line-break/><text:line-break/></text:span><text:span text:style-name="T122">def</text:span><text:span text:style-name="T193"> invert_dict(dic):<text:line-break/> <text:s text:c="3"/></text:span><text:span text:style-name="T122">return</text:span><text:span text:style-name="T193"> {v: k </text:span><text:span text:style-name="T122">for</text:span><text:span text:style-name="T193"> k,v </text:span><text:span text:style-name="T122">in</text:span><text:span text:style-name="T193"> dic.items()}<text:line-break/><text:line-break/>dic = {</text:span><text:span text:style-name="T73">1</text:span><text:span text:style-name="T193">: </text:span><text:span text:style-name="T93">'a'</text:span><text:span text:style-name="T193">, </text:span><text:span text:style-name="T73">2</text:span><text:span text:style-name="T193">: </text:span><text:span text:style-name="T93">'b'</text:span><text:span text:style-name="T193">, </text:span><text:span text:style-name="T73">3</text:span><text:span text:style-name="T193">: </text:span><text:span text:style-name="T93">'c'</text:span><text:span text:style-name="T193">}<text:line-break/>inv = invert_dict(dic)<text:line-break/>print(dic, inv)</text:span></text:p>
          <text:p text:style-name="P33"><text:line-break/></text:p>
          <text:p text:style-name="P34"><text:span text:style-name="T11">e)</text:span><text:span text:style-name="T137"> </text:span><text:span text:style-name="T25">Order-preserving uniqification.</text:span><text:span text:style-name="T137"><text:line-break/><text:line-break/>First, here is the straightforward solution that probably first comes to mind.<text:line-break/><text:line-break/>We keep a set of items that have been seen, and then filter based on whether each item is already in that set. The helper function </text:span><text:span text:style-name="T25">is_unique</text:span><text:span text:style-name="T137"> updates the set, and returns whether the item was already there. (When calling </text:span><text:span text:style-name="T31">set.a</text:span><text:span text:style-name="T25">dd</text:span><text:span text:style-name="T137">, strictly speaking it doesn't matter whether the item<text:line-break/>is already in the set; recall that a set automatically discards any duplicates. Note, however,<text:line-break/>that the ordering of operations does matter: we must first check, then update.)<text:line-break/><text:line-break/></text:span><text:span text:style-name="T125">def</text:span><text:span text:style-name="T55"> </text:span><text:span text:style-name="T218">uniqify</text:span><text:span text:style-name="T55">(lst):</text:span></text:p>
          <text:p text:style-name="P52"><text:span text:style-name="T227"><text:s text:c="4"/>seen = set()</text:span></text:p>
          <text:p text:style-name="P52"><text:span text:style-name="T227"><text:s text:c="4"/></text:span><text:span text:style-name="T106">def</text:span><text:span text:style-name="T227"> </text:span><text:span text:style-name="T222">is_unique</text:span><text:span text:style-name="T227">(x):</text:span></text:p>
          <text:p text:style-name="P52"><text:span text:style-name="T227"><text:s text:c="8"/></text:span><text:span text:style-name="T106">if</text:span><text:span text:style-name="T227"> x </text:span><text:span text:style-name="T106">not</text:span><text:span text:style-name="T227"> </text:span><text:span text:style-name="T106">in</text:span><text:span text:style-name="T227"> seen:</text:span></text:p>
          <text:p text:style-name="P52"><text:span text:style-name="T227"><text:s text:c="12"/>seen.add(x)</text:span></text:p>
          <text:p text:style-name="P52"><text:span text:style-name="T227"><text:s text:c="12"/></text:span><text:span text:style-name="T106">return</text:span><text:span text:style-name="T227"> </text:span><text:span text:style-name="T106">True</text:span></text:p>
          <text:p text:style-name="P52"><text:span text:style-name="T227"><text:s text:c="8"/></text:span><text:span text:style-name="T106">else</text:span><text:span text:style-name="T227">:</text:span></text:p>
          <text:p text:style-name="P52"><text:span text:style-name="T227"><text:s text:c="12"/></text:span><text:span text:style-name="T106">return</text:span><text:span text:style-name="T227"> </text:span><text:span text:style-name="T106">False</text:span></text:p>
          <text:p text:style-name="P34"><text:span text:style-name="T61"><text:s text:c="4"/></text:span><text:span text:style-name="T126">return</text:span><text:span text:style-name="T61"> (x </text:span><text:span text:style-name="T126">for</text:span><text:span text:style-name="T61"> x </text:span><text:span text:style-name="T126">in</text:span><text:span text:style-name="T61"> lst </text:span><text:span text:style-name="T126">if</text:span><text:span text:style-name="T61"> is_unique(x)) <text:s/></text:span><text:span text:style-name="T157"># equivalent with </text:span><text:span text:style-name="T160">filter(is_unique, lst)</text:span><text:span text:style-name="T227"><text:line-break/><text:line-break/>Even though we return a generator expression (instead of immediately returning a list),<text:line-break/>the returned generator is a closure, so it will have its own copy of </text:span><text:span text:style-name="T25">seen</text:span><text:span text:style-name="T137">. (This observation is important if these generators for several different inputs are extracted in an interleaved manner.)<text:line-break/><text:line-break/>Testing:<text:line-break/><text:line-break/></text:span><text:span text:style-name="T55">lst = [</text:span><text:span text:style-name="T66">1</text:span><text:span text:style-name="T55">, </text:span><text:span text:style-name="T66">2</text:span><text:span text:style-name="T55">, </text:span><text:span text:style-name="T66">4</text:span><text:span text:style-name="T55">, </text:span><text:span text:style-name="T66">4</text:span><text:span text:style-name="T55">, </text:span><text:span text:style-name="T66">4</text:span><text:span text:style-name="T55">, </text:span><text:span text:style-name="T66">3</text:span><text:span text:style-name="T55">, </text:span><text:span text:style-name="T66">1</text:span><text:span text:style-name="T55">, </text:span><text:span text:style-name="T66">2</text:span><text:span text:style-name="T55">, </text:span><text:span text:style-name="T66">2</text:span><text:span text:style-name="T55">]<text:line-break/></text:span><text:span text:style-name="T61">print(uniqify(lst))</text:span><text:span text:style-name="T227"><text:line-break/></text:span></text:p>
          <text:p text:style-name="P53">Th<text:span text:style-name="T228">e solution</text:span> can be shortened by abusing the short-circuiting <text:span text:style-name="T99">or</text:span> <text:span text:style-name="T230">to inline the uniqueness check:</text:span></text:p>
          <text:p text:style-name="P34"><text:span text:style-name="T227"><text:line-break/></text:span><text:span text:style-name="T126">def</text:span><text:span text:style-name="T61"> </text:span><text:span text:style-name="T219">uniqify</text:span><text:span text:style-name="T61">(lst):</text:span></text:p>
          <text:p text:style-name="P52"><text:span text:style-name="T227"><text:s text:c="4"/>seen = set()</text:span></text:p>
          <text:p text:style-name="P9"><text:span text:style-name="T61"><text:s text:c="4"/></text:span><text:span text:style-name="T126">return</text:span><text:span text:style-name="T61"> (seen.add(x) </text:span><text:span text:style-name="T126">or</text:span><text:span text:style-name="T61"> x </text:span><text:span text:style-name="T126">for</text:span><text:span text:style-name="T61"> x </text:span><text:span text:style-name="T126">in</text:span><text:span text:style-name="T61"> lst </text:span><text:span text:style-name="T126">if</text:span><text:span text:style-name="T61"> x </text:span><text:span text:style-name="T126">not</text:span><text:span text:style-name="T61"> </text:span><text:span text:style-name="T126">in</text:span><text:span text:style-name="T61"> seen)</text:span><text:span text:style-name="T227"><text:line-break/><text:line-break/>The cryptic-looking </text:span><text:span text:style-name="T131">or</text:span><text:span text:style-name="T30"> x</text:span><text:span text:style-name="T227"> is necessary, because </text:span><text:span text:style-name="T30">set.add</text:span><text:span text:style-name="T227"> is very imperatively minded: it modifies the set in-place (which we do want), and </text:span><text:span text:style-name="T30">returns None</text:span><text:span text:style-name="T227"> (which is unfortunate). Because </text:span><text:span text:style-name="T106">None</text:span><text:span text:style-name="T227"> is falsey, </text:span><text:span text:style-name="T106">or</text:span><text:span text:style-name="T227"> will have to evaluate its second subexpression – in this case, </text:span><text:span text:style-name="T30">x</text:span><text:span text:style-name="T227"> itself. Hence, “</text:span><text:span text:style-name="T30">seen.add(x) </text:span><text:span text:style-name="T131">or</text:span><text:span text:style-name="T30"> x</text:span><text:span text:style-name="T227">” really means “add </text:span><text:span text:style-name="T30">x</text:span><text:span text:style-name="T227"> to seen (if not already there), and also return </text:span><text:span text:style-name="T30">x</text:span><text:span text:style-name="T227">”.</text:span></text:p>
          <text:p text:style-name="P64"><text:span text:style-name="T227">A one-liner is possible, at the cost of any semblance of readability:<text:line-break/><text:line-break/></text:span><text:span text:style-name="T126">def</text:span><text:span text:style-name="T61"> </text:span><text:span text:style-name="T219">uniqify</text:span><text:span text:style-name="T61">(lst):<text:line-break/> <text:s text:c="3"/></text:span><text:span text:style-name="T126">return</text:span><text:span text:style-name="T61"> (</text:span><text:span text:style-name="T126">lambda</text:span><text:span text:style-name="T61"> seen: (seen.add(x) </text:span><text:span text:style-name="T126">or</text:span><text:span text:style-name="T61"> x </text:span><text:span text:style-name="T126">for</text:span><text:span text:style-name="T61"> x </text:span><text:span text:style-name="T126">in</text:span><text:span text:style-name="T61"> lst </text:span><text:span text:style-name="T126">if</text:span><text:span text:style-name="T61"> x </text:span><text:span text:style-name="T126">not</text:span><text:span text:style-name="T61"> </text:span><text:span text:style-name="T126">in</text:span><text:span text:style-name="T61"> seen))(set())</text:span><text:span text:style-name="T227"><text:line-break/><text:line-break/>This looks unnecessarily cryptic, because Python does not have a Lisp-style </text:span><text:span text:style-name="T235">let</text:span><text:span text:style-name="T227"> form. </text:span><text:span text:style-name="T48">If it did</text:span><text:span text:style-name="T227">, we could write (</text:span><text:span text:style-name="T17">this is not valid Python</text:span><text:span text:style-name="T227">):<text:line-break/><text:line-break/></text:span><text:span text:style-name="T126">def</text:span><text:span text:style-name="T61"> </text:span><text:span text:style-name="T219">uniqify</text:span><text:span text:style-name="T61">(lst):<text:line-break/></text:span><text:span text:style-name="T200"> <text:s text:c="3"/></text:span><text:span text:style-name="T233">let</text:span><text:span text:style-name="T200"> [seen = set()]: <text:s text:c="3"/></text:span><text:span text:style-name="T158"># ← </text:span><text:span text:style-name="T159">Python is missing </text:span><text:span text:style-name="T158">this syntax</text:span><text:span text:style-name="T200"><text:line-break/> <text:s text:c="7"/>(seen.add(x) </text:span><text:span text:style-name="T128">or</text:span><text:span text:style-name="T200"> x </text:span><text:span text:style-name="T128">for</text:span><text:span text:style-name="T200"> x </text:span><text:span text:style-name="T128">in</text:span><text:span text:style-name="T200"> lst </text:span><text:span text:style-name="T128">if</text:span><text:span text:style-name="T200"> x </text:span><text:span text:style-name="T128">not</text:span><text:span text:style-name="T200"> </text:span><text:span text:style-name="T128">in</text:span><text:span text:style-name="T200"> seen)</text:span></text:p>
          <text:p text:style-name="P10"><text:span text:style-name="T227"><text:line-break/>A Lisp-style </text:span><text:span text:style-name="T234">let</text:span><text:span text:style-name="T229"> is really just a rearranged </text:span><text:span text:style-name="T107">lambda</text:span><text:span text:style-name="T229">, that is immediately called with some values:<text:line-break/><text:line-break/></text:span><text:span text:style-name="T234">let</text:span><text:span text:style-name="T229"> [a = foo, b = bar] (…) <text:s/>⇒ <text:s/>(</text:span><text:span text:style-name="T107">lambda</text:span><text:span text:style-name="T229"> a, b: …)(foo, bar)<text:line-break/><text:line-break/>The </text:span><text:span text:style-name="T234">let</text:span><text:span text:style-name="T229"> form tends to be much more readable (because the names and values appear together), especially if the </text:span><text:span text:style-name="T32">body</text:span><text:span text:style-name="T229"> (the “…” above) is long.<text:line-break/><text:line-break/>So, the one-liner is defining a function of the parameter “</text:span><text:span text:style-name="T32">seen</text:span><text:span text:style-name="T229">”, which is then immediately filled with a new, empty set. Because the empty set is an argument, not a default value,<text:line-break/>a new empty set is created every time </text:span><text:span text:style-name="T32">uniqify</text:span><text:span text:style-name="T229"> is called.<text:line-break/><text:line-break/>Of the solutions Python does support, which one is the most readable?<text:line-break/><text:line-break/>This is a matter of opinion. Personally, I find the straightforward one far too verbose, although it certainly looks like it would probably appeal to a large subset of the Python community.<text:line-break/><text:line-break/>I prefer the two-line version – although we must abuse </text:span><text:span text:style-name="T107">or</text:span><text:span text:style-name="T229"> to do it (because </text:span><text:span text:style-name="T32">set.add</text:span><text:span text:style-name="T229"> is too imperative – why doesn't it just return the value that was added?), it is still small and simple enough to parse with one reading (assuming some previous experience doing this kind of thing).<text:line-break/><text:line-break/></text:span></text:p>
        </text:list-item>
        <text:list-item>
          <text:p text:style-name="P57"><text:span text:style-name="T19">★★☆ </text:span><text:span text:style-name="T21">Functions.</text:span><text:span text:style-name="T19"><text:line-break/></text:span></text:p>
          <text:p text:style-name="P35"><text:span text:style-name="T1">a)</text:span> <text:span text:style-name="T231">The code, repeated here for convenience:</text:span></text:p>
          <text:p text:style-name="P35"/>
          <text:p text:style-name="P16"><text:span text:style-name="T99">def</text:span> <text:span text:style-name="T221">f</text:span>(a, b, *args):</text:p>
          <text:p text:style-name="P16"><text:s text:c="4"/><text:span text:style-name="T139">print(</text:span><text:span text:style-name="T87">'='</text:span><text:span text:style-name="T139"> * </text:span><text:span text:style-name="T78">20</text:span><text:span text:style-name="T139">)</text:span><text:line-break/> <text:s text:c="3"/>print(<text:span text:style-name="T84">'a = {:s}'</text:span>.format(<text:span text:style-name="T139">str(</text:span>a<text:span text:style-name="T139">)</text:span>))</text:p>
          <text:p text:style-name="P17"><text:s text:c="4"/>print(<text:span text:style-name="T84">'b = {:s}'</text:span>.format(<text:span text:style-name="T139">str(</text:span>b<text:span text:style-name="T139">)</text:span>))<text:line-break/> <text:s text:c="3"/><text:span text:style-name="T99">for</text:span> x <text:span text:style-name="T99">in</text:span> args:<text:line-break/> <text:s text:c="7"/>print(<text:span text:style-name="T84">'extra: {:s}'</text:span>.format(<text:span text:style-name="T139">str(</text:span>x<text:span text:style-name="T139">)</text:span>))</text:p>
          <text:p text:style-name="P37"><text:span text:style-name="T52">f(b=</text:span><text:span text:style-name="T62">1</text:span><text:span text:style-name="T52">, a=</text:span><text:span text:style-name="T62">2</text:span><text:span text:style-name="T52">)<text:line-break/>f(</text:span><text:span text:style-name="T62">1</text:span><text:span text:style-name="T52">, </text:span><text:span text:style-name="T62">2</text:span><text:span text:style-name="T52">, </text:span><text:span text:style-name="T62">3</text:span><text:span text:style-name="T52">)</text:span><text:line-break/><text:line-break/><text:span text:style-name="T231">The code prints<text:line-break/><text:line-break/>====================</text:span></text:p>
          <text:p text:style-name="P37"><text:span text:style-name="T231">a = 2</text:span></text:p>
          <text:p text:style-name="P37"><text:span text:style-name="T231">b = 1</text:span></text:p>
          <text:p text:style-name="P37"><text:span text:style-name="T231">====================</text:span></text:p>
          <text:p text:style-name="P37"><text:span text:style-name="T231">a = 1</text:span></text:p>
          <text:p text:style-name="P37"><text:span text:style-name="T231">b = 2</text:span></text:p>
          <text:p text:style-name="P38"><text:span text:style-name="T231">extra: 3</text:span><text:line-break/><text:line-break/><text:span text:style-name="T231">The first call passes arguments by name; hence their ordering does not matter.<text:line-break/><text:line-break/>The second call passes by position. Because the function “f” only takes two named arguments, the extra one goes into the list </text:span><text:span text:style-name="T33">args</text:span><text:span text:style-name="T231">. Hence, </text:span><text:span text:style-name="T33">args</text:span><text:span text:style-name="T231"> will be a one-element list, which is then processed by the </text:span><text:span text:style-name="T108">for</text:span><text:span text:style-name="T231"> loop to print out the extra argument.</text:span><text:line-break/><text:line-break/><text:span text:style-name="T232">If we try this:</text:span><text:line-break/><text:line-break/><text:span text:style-name="T52">f(b=</text:span><text:span text:style-name="T62">1</text:span><text:span text:style-name="T52">, a=</text:span><text:span text:style-name="T62">2</text:span><text:span text:style-name="T52">, </text:span><text:span text:style-name="T62">3</text:span><text:span text:style-name="T52">)</text:span><text:line-break/><text:line-break/><text:span text:style-name="T232">Python raises </text:span><text:span text:style-name="T135">SyntaxError</text:span><text:span text:style-name="T232">, where the error message tells us that if we want to pass arguments by name, those must come </text:span><text:span text:style-name="T18">after</text:span><text:span text:style-name="T232"> any positional arguments. This is just a syntactic convention.</text:span><text:line-break/><text:line-break/><text:line-break/><text:span text:style-name="T14">b)</text:span><text:span text:style-name="T141"> Slides 30–38 in lecture 2 provide examples of the different argument passing styles.<text:line-break/><text:line-break/>[Note: there is a mistake on slide 32: formatting should be {}, or alternatively the argument to format() must be explicitly converted to str: </text:span><text:span text:style-name="T34">format(str(a))</text:span><text:span text:style-name="T141">, and similarly for </text:span><text:span text:style-name="T34">b</text:span><text:span text:style-name="T141">. The same applies to the examples on slides 35–38.<text:line-break/><text:line-break/>This bug slipped through, because I'm (far too) used to the old string formatting with the<text:line-break/>% operator, where %s converts anything into a string. Most of the code examples have been actually tested, but it seems I forgot to test these particular ones! Sorry about that.<text:line-break/><text:line-break/>The newer str.format and f-strings are both more pythonic: they enforce the strong typing of values. Using empty curly braces {} removes the type restriction, behaving like the old %s.]</text:span></text:p>
          <text:p text:style-name="P65"><text:span text:style-name="T14">c</text:span><text:span text:style-name="T13">)</text:span><text:span text:style-name="T140"> Here is </text:span><text:span text:style-name="T13">filter</text:span><text:span text:style-name="T140"> in pure Python (to complement </text:span><text:span text:style-name="T13">map</text:span><text:span text:style-name="T140">, on slide 41 in lecture 2), with an example:<text:line-break/><text:line-break/></text:span><text:span text:style-name="T115">def</text:span><text:span text:style-name="T56"> </text:span><text:span text:style-name="T220">filter</text:span><text:span text:style-name="T56">(pred, lst): <text:s/></text:span><text:span text:style-name="T161"># LEGB, doesn't matter that the name is already taken</text:span><text:span text:style-name="T56"><text:line-break/> <text:s text:c="3"/>out = []<text:line-break/> <text:s text:c="3"/></text:span><text:span text:style-name="T115">for</text:span><text:span text:style-name="T56"> x </text:span><text:span text:style-name="T115">in</text:span><text:span text:style-name="T56"> lst:<text:line-break/> <text:s text:c="7"/></text:span><text:span text:style-name="T115">if</text:span><text:span text:style-name="T56"> pred(x):<text:line-break/> <text:s text:c="11"/>out.append(x)<text:line-break/> <text:s text:c="3"/></text:span><text:span text:style-name="T115">return</text:span><text:span text:style-name="T56"> out</text:span><text:span text:style-name="T140"><text:line-break/><text:line-break/></text:span><text:span text:style-name="T115">def</text:span><text:span text:style-name="T56"> </text:span><text:span text:style-name="T220">evenp</text:span><text:span text:style-name="T56">(x):<text:line-break/> <text:s text:c="3"/></text:span><text:span text:style-name="T115">return</text:span><text:span text:style-name="T56"> x % </text:span><text:span text:style-name="T76">2</text:span><text:span text:style-name="T56"> == </text:span><text:span text:style-name="T76">0</text:span><text:span text:style-name="T56"><text:line-break/><text:line-break/>lst = range(</text:span><text:span text:style-name="T76">10</text:span><text:span text:style-name="T56">)<text:line-break/>print(filter(evenp, lst))</text:span><text:span text:style-name="T140"><text:line-break/><text:line-break/></text:span><text:span text:style-name="T13">d)</text:span><text:span text:style-name="T140"> It is easily observed, by testing, that the output is:<text:line-break/><text:line-break/>9 125 (0, 4, 16, 36, 64) (1, 2, 3)</text:span></text:p>
          <text:p text:style-name="P39"><text:span text:style-name="T236">hello<text:line-break/><text:line-break/>Why? Consider the code again:<text:line-break/><text:line-break/></text:span><text:span text:style-name="T56">hello = </text:span><text:span text:style-name="T115">lambda</text:span><text:span text:style-name="T56">: print('hello') <text:s text:c="3"/></text:span><text:span text:style-name="T145"># a lambda without parameters is also fine</text:span></text:p>
          <text:p text:style-name="P36"><text:span text:style-name="T56"><text:line-break/>f = </text:span><text:span text:style-name="T115">lambda</text:span><text:span text:style-name="T56"> x: x**2<text:line-break/>a = f(3)<text:line-break/>b = (</text:span><text:span text:style-name="T115">lambda</text:span><text:span text:style-name="T56"> x: x**3)(5)<text:line-break/></text:span><text:span text:style-name="T57">pack = </text:span><text:span text:style-name="T116">lambda</text:span><text:span text:style-name="T57"> *args: tuple(args) <text:s text:c="3"/></text:span><text:span text:style-name="T144"># </text:span><text:span text:style-name="T146">adaptor; “multi-arg </text:span><text:span text:style-name="T147">tuple </text:span><text:span text:style-name="T148">constructor”</text:span><text:span text:style-name="T57"><text:line-break/><text:line-break/>lst = range(10)</text:span></text:p>
          <text:p text:style-name="P40"><text:span text:style-name="T52">out = tuple(filter(</text:span><text:span text:style-name="T113">lambda</text:span><text:span text:style-name="T52"> x: x % 2 == 0, map(</text:span><text:span text:style-name="T113">lambda</text:span><text:span text:style-name="T52"> x: x**2, lst)))<text:line-break/><text:line-break/>print(a, b, out, pack(1, 2, 3))<text:line-break/>hello() <text:s text:c="3"/></text:span><text:span text:style-name="T143"># function call with no arguments<text:line-break/><text:line-break/></text:span><text:span text:style-name="T237">Important points:<text:line-break/><text:line-break/><text:tab/></text:span><text:span text:style-name="T238">● </text:span><text:span text:style-name="T237">A </text:span><text:span text:style-name="T129">lambda</text:span><text:span text:style-name="T237"> without parameters </text:span><text:span text:style-name="T239">delay</text:span><text:span text:style-name="T240">s</text:span><text:span text:style-name="T239"> evaluation</text:span><text:span text:style-name="T237">. It is also called </text:span><text:span text:style-name="T244">a </text:span><text:a xlink:type="simple" xlink:href="https://en.wikipedia.org/wiki/Thunk#Functional_programming" text:style-name="Internet_20_link" text:visited-style-name="Visited_20_Internet_20_Link"><text:span text:style-name="T77">thunk [FP]</text:span></text:a><text:span text:style-name="T237">.<text:line-break/><text:tab/> <text:s text:c="2"/></text:span><text:span text:style-name="T246">The expression is evaluated when the thunk is called. Hence, “hello” prints last.<text:line-break/></text:span><text:span text:style-name="T247"><text:tab/></text:span><text:span text:style-name="T238">● </text:span><text:span text:style-name="T248">In principle, </text:span><text:span text:style-name="T130">def</text:span><text:span text:style-name="T248"> </text:span><text:span text:style-name="T226">f</text:span><text:span text:style-name="T248">(</text:span><text:span text:style-name="T251">x</text:span><text:span text:style-name="T248">): (…) <text:s/>⇒ <text:s/>f = </text:span><text:span text:style-name="T130">lambda</text:span><text:span text:style-name="T248"> </text:span><text:span text:style-name="T251">x</text:span><text:span text:style-name="T248">: (…). </text:span><text:span text:style-name="T250">Python's lambda has limited</text:span><text:span text:style-name="T248"><text:line-break/><text:tab/> <text:s text:c="2"/></text:span><text:span text:style-name="T250">functionality, but Lisp indeed expands function definitions like this.<text:line-break/></text:span><text:span text:style-name="T246"><text:tab/></text:span><text:span text:style-name="T238">● </text:span><text:span text:style-name="T251">On the line “b = …”, we create, apply, and discard an anonymous function.</text:span><text:span text:style-name="T237"><text:line-break/><text:tab/></text:span><text:span text:style-name="T238">● </text:span><text:span text:style-name="T246">Python's </text:span><text:span text:style-name="T241">tuple</text:span><text:span text:style-name="T246"> constructor supports only a single argument, which must be an iterable.<text:line-break/><text:tab/> <text:s text:c="2"/>To take individual function arguments and pack them into a tuple, an adaptor such as<text:line-break/><text:tab/> <text:s text:c="2"/>“</text:span><text:span text:style-name="T241">pack</text:span><text:span text:style-name="T246">” here can be used. Often this is not needed, since one can just </text:span><text:span text:style-name="T243">(a, b, c)</text:span><text:span text:style-name="T245"> instead,</text:span><text:span text:style-name="T243"><text:line-break/><text:tab/> <text:s text:c="2"/></text:span><text:span text:style-name="T246">but there are some exotic cases where this is useful </text:span><text:span text:style-name="T249">(example in week 10)</text:span><text:span text:style-name="T246">.<text:line-break/><text:tab/></text:span><text:span text:style-name="T238">● </text:span><text:span text:style-name="T247">A list comprehension combines </text:span><text:span text:style-name="T242">filter</text:span><text:span text:style-name="T247"> and </text:span><text:span text:style-name="T242">map</text:span><text:span text:style-name="T247">, but unlike here, </text:span><text:span text:style-name="T242">filter</text:span><text:span text:style-name="T247"> first, then </text:span><text:span text:style-name="T242">map</text:span><text:span text:style-name="T247">.<text:line-break/><text:tab/> <text:s text:c="2"/></text:span><text:span text:style-name="T252">This code squares each input, and then accepts only the even </text:span><text:span text:style-name="T254">results</text:span><text:span text:style-name="T252">. Generally, if<text:line-break/><text:tab/> <text:s text:c="2"/>possible, it is better to filter first, </text:span><text:span text:style-name="T253">because </text:span><text:span text:style-name="T255">often</text:span><text:span text:style-name="T253"> the map step is more expensive.</text:span></text:p>
        </text:list-item>
        <text:list-item>
          <text:p text:style-name="P58"><text:span text:style-name="T19">★★★ </text:span><text:span text:style-name="T21">G</text:span><text:span text:style-name="T20">enerators; infinite sequences.</text:span></text:p>
          <text:p text:style-name="P25"><text:line-break/><text:span text:style-name="T10">a)</text:span><text:span text:style-name="T136"> Here is a generator for </text:span><text:span text:style-name="T35">n</text:span><text:span text:style-name="T136"> first nonnegative integer multiples of 3:<text:line-break/><text:line-break/></text:span><text:span text:style-name="T102">def</text:span><text:span text:style-name="T136"> </text:span><text:span text:style-name="T225">multiples_of_3</text:span><text:span text:style-name="T136">(n):</text:span></text:p>
          <text:p text:style-name="P25"><text:span text:style-name="T256"><text:s text:c="4"/>c = </text:span><text:span text:style-name="T81">3</text:span></text:p>
          <text:p text:style-name="P25"><text:span text:style-name="T256"><text:s text:c="4"/>end = c*n <text:s text:c="3"/></text:span><text:span text:style-name="T166"># in Python, </text:span><text:span text:style-name="T168">no keyword</text:span><text:span text:style-name="T166"> </text:span><text:span text:style-name="T167">end</text:span><text:span text:style-name="T166">, so available as a variable name!</text:span></text:p>
          <text:p text:style-name="P25"><text:span text:style-name="T256"><text:s text:c="4"/>k = </text:span><text:span text:style-name="T81">0</text:span></text:p>
          <text:p text:style-name="P25"><text:span text:style-name="T256"><text:s text:c="4"/></text:span><text:span text:style-name="T109">while</text:span><text:span text:style-name="T256"> k &lt; end:</text:span></text:p>
          <text:p text:style-name="P25"><text:span text:style-name="T256"><text:s text:c="8"/></text:span><text:span text:style-name="T109">yield</text:span><text:span text:style-name="T256"> c*k</text:span></text:p>
          <text:p text:style-name="P26"><text:span text:style-name="T256"><text:s text:c="8"/>k += c<text:line-break/><text:line-break/>The closure property is useful here, because it makes the generator remember value of </text:span><text:span text:style-name="T36">n</text:span><text:span text:style-name="T256"> that was originally passed in when the generator was first invoked.<text:line-break/><text:line-break/>Testing:<text:line-break/><text:line-break/></text:span><text:span text:style-name="T109">for</text:span><text:span text:style-name="T256"> x </text:span><text:span text:style-name="T109">in</text:span><text:span text:style-name="T256"> multiples_of_3(10):</text:span></text:p>
          <text:p text:style-name="P26"><text:span text:style-name="T257"><text:s text:c="4"/>print(x)<text:line-break/></text:span></text:p>
          <text:p text:style-name="P41"/>
          <text:p text:style-name="P42"><text:span text:style-name="T1">b)</text:span> <text:span text:style-name="T257">Natural numbers, starting from a given </text:span><text:span text:style-name="T37">n</text:span><text:span text:style-name="T257">, are generated easily enough:<text:line-break/><text:line-break/></text:span><text:span text:style-name="T102">def</text:span><text:span text:style-name="T136"> </text:span><text:span text:style-name="T223">naturals</text:span><text:span text:style-name="T136">(n=0):</text:span></text:p>
          <text:p text:style-name="P27"><text:span text:style-name="T256"><text:s text:c="4"/>k = n</text:span></text:p>
          <text:p text:style-name="P27"><text:span text:style-name="T256"><text:s text:c="4"/></text:span><text:span text:style-name="T109">while</text:span><text:span text:style-name="T256"> </text:span><text:span text:style-name="T109">True</text:span><text:span text:style-name="T256">:</text:span></text:p>
          <text:p text:style-name="P27"><text:span text:style-name="T256"><text:s text:c="8"/></text:span><text:span text:style-name="T109">yield</text:span><text:span text:style-name="T256"> k</text:span></text:p>
          <text:p text:style-name="P44"><text:span text:style-name="T256"><text:s text:c="8"/>k += 1</text:span><text:line-break/><text:line-break/><text:span text:style-name="T259">Note that this generator never finishes; it represents a countably infinite sequence.</text:span><text:line-break/><text:line-break/><text:span text:style-name="T258">Getting the first 100, and all under 200 that are divisible by 7:<text:line-break/><text:line-break/></text:span><text:span text:style-name="T110">from</text:span><text:span text:style-name="T258"> itertools </text:span><text:span text:style-name="T110">import</text:span><text:span text:style-name="T258"> islice, takewhile<text:line-break/>lst = islice(naturals(), </text:span><text:span text:style-name="T82">100</text:span><text:span text:style-name="T258">) <text:s/></text:span><text:span text:style-name="T169"># this is still just a promise!</text:span><text:line-break/><text:span text:style-name="T258">print(tuple(lst)) <text:s text:c="19"/></text:span><text:span text:style-name="T169"># use tuple() to force the promise</text:span><text:line-break/><text:span text:style-name="T262">divisibles = [x </text:span><text:span text:style-name="T111">for</text:span><text:span text:style-name="T260"> x </text:span><text:span text:style-name="T111">in</text:span><text:span text:style-name="T260"> takewhile(</text:span><text:span text:style-name="T111">lambda</text:span><text:span text:style-name="T260"> k: k &lt; </text:span><text:span text:style-name="T83">200</text:span><text:span text:style-name="T260">, naturals()) </text:span><text:span text:style-name="T111">if</text:span><text:span text:style-name="T260"> x % </text:span><text:span text:style-name="T83">7</text:span><text:span text:style-name="T260"> == </text:span><text:span text:style-name="T83">0</text:span><text:span text:style-name="T260">]</text:span><text:line-break/><text:line-break/><text:span text:style-name="T262">The important points are that </text:span><text:span text:style-name="T38">islice</text:span><text:span text:style-name="T262"> slices an iterable (possibly infinite), and </text:span><text:span text:style-name="T38">takewhile</text:span><text:span text:style-name="T262"> allows<text:line-break/>to test each extracted element, and stop extracting when the given predicate becomes falsey.</text:span><text:line-break/><text:line-break/><text:line-break/><text:span text:style-name="T260">For a more advanced application (still a teaching example!), see these prime number sieves:<text:line-break/><text:line-break/></text:span><text:a xlink:type="simple" xlink:href="https://github.com/Technologicat/python-3-scicomp-intro/blob/master/examples/sieve.py" text:style-name="Internet_20_link" text:visited-style-name="Visited_20_Internet_20_Link"><text:span text:style-name="T260">https://github.com/Technologicat/python-3-scicomp-intro/blob/master/examples/sieve.py</text:span></text:a></text:p>
          <text:p text:style-name="P43"><text:span text:style-name="T260"><text:line-break/>The </text:span><text:a xlink:type="simple" xlink:href="https://en.wikipedia.org/wiki/Sieve_of_Eratosthenes" text:style-name="Internet_20_link" text:visited-style-name="Visited_20_Internet_20_Link"><text:span text:style-name="T260">Sieve of Eratosthenes</text:span></text:a><text:span text:style-name="T260"> one is based on </text:span><text:a xlink:type="simple" xlink:href="https://mitpress.mit.edu/sicp/full-text/book/book-Z-H-24.html#%_sec_3.5.1" text:style-name="Internet_20_link" text:visited-style-name="Visited_20_Internet_20_Link"><text:span text:style-name="T260">SICP, 2</text:span></text:a><text:a xlink:type="simple" xlink:href="https://mitpress.mit.edu/sicp/full-text/book/book-Z-H-24.html#%_sec_3.5.1" text:style-name="Internet_20_link" text:visited-style-name="Visited_20_Internet_20_Link"><text:span text:style-name="T261">nd</text:span></text:a><text:a xlink:type="simple" xlink:href="https://mitpress.mit.edu/sicp/full-text/book/book-Z-H-24.html#%_sec_3.5.1" text:style-name="Internet_20_link" text:visited-style-name="Visited_20_Internet_20_Link"><text:span text:style-name="T260"> ed., section 3.5.1</text:span></text:a><text:span text:style-name="T260">. The main idea is: taking the natural numbers starting from 2, the first element is a prime. Add a filter to the remainder of the stream to remove its multiples; then the first element is a prime. Add another filter…</text:span></text:p>
          <text:p text:style-name="P66"><text:span text:style-name="T15">c)</text:span><text:span text:style-name="T97"> A first attempt at improving the robustness is:<text:line-break/><text:line-break/></text:span><text:span text:style-name="T102">def</text:span><text:span text:style-name="T136"> </text:span><text:span text:style-name="T223">naturals</text:span><text:span text:style-name="T136">(n=0):<text:line-break/> <text:s text:c="3"/></text:span><text:span text:style-name="T102">if</text:span><text:span text:style-name="T136"> </text:span><text:span text:style-name="T102">not</text:span><text:span text:style-name="T136"> isinstance(n, int):</text:span></text:p>
          <text:p text:style-name="P45"><text:span text:style-name="T263"><text:s text:c="8"/></text:span><text:span text:style-name="T112">raise</text:span><text:span text:style-name="T263"> TypeError(</text:span><text:span text:style-name="T96">'expected nonnegative integer n, got {}'</text:span><text:span text:style-name="T263">.format(type(n)))<text:line-break/> <text:s text:c="3"/></text:span><text:span text:style-name="T112">if</text:span><text:span text:style-name="T263"> n &lt; 0:</text:span></text:p>
          <text:p text:style-name="P28"><text:span text:style-name="T263"><text:s text:c="8"/></text:span><text:span text:style-name="T112">raise</text:span><text:span text:style-name="T263"> ValueError(</text:span><text:span text:style-name="T96">'expected nonnegative integer n, got {}'</text:span><text:span text:style-name="T263">.format(n))<text:line-break/> <text:s text:c="3"/>k = n</text:span></text:p>
          <text:p text:style-name="P28"><text:span text:style-name="T256"><text:s text:c="4"/></text:span><text:span text:style-name="T109">while</text:span><text:span text:style-name="T256"> </text:span><text:span text:style-name="T109">True</text:span><text:span text:style-name="T256">:</text:span></text:p>
          <text:p text:style-name="P28"><text:span text:style-name="T256"><text:s text:c="8"/></text:span><text:span text:style-name="T109">yield</text:span><text:span text:style-name="T256"> k</text:span></text:p>
          <text:p text:style-name="P46"><text:span text:style-name="T256"><text:s text:c="8"/>k += 1<text:line-break/><text:line-break/>Considering the </text:span><text:a xlink:type="simple" xlink:href="https://en.wikipedia.org/wiki/Fail-fast" text:style-name="Internet_20_link" text:visited-style-name="Visited_20_Internet_20_Link"><text:span text:style-name="T256">fail-fast principle</text:span></text:a><text:span text:style-name="T256">, the remaining problem is this:<text:line-break/><text:line-break/>Z = naturals(-10) <text:s text:c="3"/></text:span><text:span text:style-name="T166"># this should fail, </text:span><text:span text:style-name="T170">right?</text:span></text:p>
          <text:p text:style-name="P29"><text:span text:style-name="T109">for</text:span><text:span text:style-name="T256"> x </text:span><text:span text:style-name="T109">in</text:span><text:span text:style-name="T256"> Z:</text:span></text:p>
          <text:p text:style-name="P30"><text:span text:style-name="T257"><text:s text:c="4"/>print(x)<text:line-break/><text:line-break/>Run this. Observe </text:span><text:span text:style-name="T37">at which line</text:span><text:span text:style-name="T257"> the error is triggered.<text:line-break/><text:line-break/>In a real-world application, it is not unimaginable that the stream is first generated somewhere,<text:line-break/>and then extracted somewhere else (much) later. To have any chance at debugging, we should fail fast, before the context where the error originated is lost; after all, we have enough information to detect and report the error already when the stream is created.<text:line-break/><text:line-break/>The problem is that the generator </text:span><text:span text:style-name="T37">does not </text:span><text:span text:style-name="T39">yet </text:span><text:span text:style-name="T37">run when invoked</text:span><text:span text:style-name="T257">: the function body is only entered when the first element is requested. How to work around this?<text:line-break/><text:line-break/>One solution is to wrap the generator definition, like this:</text:span></text:p>
          <text:p text:style-name="P32"><text:span text:style-name="T257"><text:line-break/></text:span><text:span text:style-name="T102">def</text:span><text:span text:style-name="T136"> </text:span><text:span text:style-name="T223">naturals</text:span><text:span text:style-name="T136">(n=0):</text:span></text:p>
          <text:p text:style-name="P32"><text:span text:style-name="T136"><text:s text:c="4"/></text:span><text:span text:style-name="T102">if</text:span><text:span text:style-name="T136"> </text:span><text:span text:style-name="T102">not</text:span><text:span text:style-name="T136"> isinstance(n, int):</text:span></text:p>
          <text:p text:style-name="P47"><text:span text:style-name="T263"><text:s text:c="8"/></text:span><text:span text:style-name="T112">raise</text:span><text:span text:style-name="T263"> TypeError(</text:span><text:span text:style-name="T96">'expected nonnegative integer n, got {}'</text:span><text:span text:style-name="T263">.format(type(n)))<text:line-break/> <text:s text:c="3"/></text:span><text:span text:style-name="T112">if</text:span><text:span text:style-name="T263"> n &lt; 0:</text:span></text:p>
          <text:p text:style-name="P32"><text:span text:style-name="T263"><text:s text:c="8"/></text:span><text:span text:style-name="T112">raise</text:span><text:span text:style-name="T263"> ValueError(</text:span><text:span text:style-name="T96">'expected nonnegative integer n, got {}'</text:span><text:span text:style-name="T263">.format(n))<text:line-break/> <text:s text:c="3"/></text:span><text:span text:style-name="T112">def</text:span><text:span text:style-name="T263"> </text:span><text:span text:style-name="T224">gen</text:span><text:span text:style-name="T263">(n):<text:line-break/> <text:s text:c="7"/>k = n</text:span></text:p>
          <text:p text:style-name="P31"><text:span text:style-name="T256"><text:s text:c="8"/></text:span><text:span text:style-name="T109">while</text:span><text:span text:style-name="T256"> </text:span><text:span text:style-name="T109">True</text:span><text:span text:style-name="T256">:</text:span></text:p>
          <text:p text:style-name="P31"><text:span text:style-name="T256"><text:s text:c="12"/></text:span><text:span text:style-name="T109">yield</text:span><text:span text:style-name="T256"> k</text:span></text:p>
          <text:p text:style-name="P47"><text:span text:style-name="T256"><text:s text:c="12"/>k += 1</text:span></text:p>
          <text:p text:style-name="P47"><text:span text:style-name="T256"><text:s text:c="4"/></text:span><text:span text:style-name="T109">return</text:span><text:span text:style-name="T256"> gen(n) <text:s/></text:span><text:span text:style-name="T166"># invoke the generator (to </text:span><text:span text:style-name="T174">create </text:span><text:span text:style-name="T166">the iterator</text:span><text:span text:style-name="T175">, as usual</text:span><text:span text:style-name="T166">)</text:span><text:span text:style-name="T256"><text:line-break/></text:span></text:p>
          <text:p text:style-name="P54">That is, do the checking first in a regular function, and only then proceed to invoke the generator. <text:span text:style-name="T264">Invoking</text:span> <text:span text:style-name="T265">the wrapped generator makes the wrapper function itself appear to the outside world as if it was a generator</text:span>. Testing again:<text:line-break/><text:line-break/><text:span text:style-name="T256">Z = naturals(-10) <text:s text:c="2"/></text:span><text:span text:style-name="T142"># kaboom, ValueError, good!</text:span><text:line-break/>Z = naturals(0.5) <text:s text:c="2"/><text:span text:style-name="T142"># kaboom, TypeError, </text:span><text:span text:style-name="T176">great</text:span><text:span text:style-name="T142">!</text:span><text:line-break/>print(tuple(islice(naturals(n=5), 10))) <text:s/><text:span text:style-name="T142"># OK </text:span><text:span text:style-name="T171">[</text:span><text:span text:style-name="T172">remember to test </text:span><text:span text:style-name="T173">also </text:span><text:span text:style-name="T172">for regressions!</text:span><text:span text:style-name="T17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ha Jeronen</meta:initial-creator>
    <meta:creation-date>2018-02-07T15:03:41.142437278</meta:creation-date>
    <dc:date>2018-02-14T02:10:24.202994657</dc:date>
    <dc:creator>Juha Jeronen</dc:creator>
    <meta:editing-duration>PT17H13M28S</meta:editing-duration>
    <meta:editing-cycles>644</meta:editing-cycles>
    <meta:generator>LibreOffice/4.4.3.2$Linux_X86_64 LibreOffice_project/40m0$Build-2</meta:generator>
    <meta:document-statistic meta:table-count="0" meta:image-count="0" meta:object-count="0" meta:page-count="13" meta:paragraph-count="119" meta:word-count="3619" meta:character-count="21953" meta:non-whitespace-character-count="17667"/>
  </office:meta>
</office:document-meta>
</file>